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710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2">
      <style:text-properties fo:font-variant="normal" fo:text-transform="none" fo:color="#b83421" style:text-line-through-type="none" style:text-line-through-style="none" style:text-line-through-width="auto" style:text-line-through-color="font-color" style:text-position="0% 100%" fo:font-family="Montserrat Alternates" style:font-pitch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3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9">
      <style:text-properties fo:font-variant="normal" fo:text-transform="none" fo:color="#b8342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24">
      <style:drawing-page-properties draw:fill="solid" draw:fill-color="#642f37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20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Montserrat Alternates ExtraBold" style:font-family-complex="Tahoma" style:font-pitch="variable" style:font-pitch-complex="variable" fo:font-size="1.11111in" style:font-size-asian="1.11111in" style:font-size-complex="1.1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Montserrat Alternates ExtraBold" style:font-family-complex="Tahoma" style:font-pitch="variable" style:font-pitch-complex="variable" fo:font-size="1.11111in" style:font-size-asian="1.11111in" style:font-size-complex="1.1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23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b8342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b8342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b8342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b8342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b8342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b8342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b8342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b8342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b8342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b8342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69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64">
      <style:drawing-page-properties draw:fill="solid" draw:fill-color="#642f37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65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Montserrat Alternates ExtraBold" style:font-family-complex="Tahoma" style:font-pitch="variable" style:font-pitch-complex="variable" fo:font-size="0.91667in" style:font-size-asian="0.91667in" style:font-size-complex="0.9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Montserrat Alternates ExtraBold" style:font-family-complex="Tahoma" style:font-pitch="variable" style:font-pitch-complex="variable" fo:font-size="0.91667in" style:font-size-asian="0.91667in" style:font-size-complex="0.9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9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b8342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b8342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b8342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b8342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b8342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b8342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b8342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b8342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b8342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b8342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b8342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b8342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b8342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b8342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b8342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b8342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b8342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b8342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b8342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b8342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b8342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b8342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b8342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b8342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b8342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b8342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b8342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b8342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b8342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b8342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b8342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6">
      <style:drawing-page-properties draw:fill="gradient" draw:fill-gradient-name="a535" presentation:transition-type="manual" presentation:transition-speed="fast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031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Montserrat Alternates" style:font-family-complex="Tahoma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Montserrat Alternates" style:font-family-complex="Tahoma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3">
      <style:drawing-page-properties draw:fill="solid" draw:fill-color="#b83421" draw:opacity="100%" presentation:transition-type="manual" presentation:transition-speed="fast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Montserrat Alternates" style:font-family-complex="Tahoma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Montserrat Alternates ExtraBold" style:font-family-complex="Tahoma" style:font-pitch="variable" style:font-pitch-complex="variable" fo:font-size="1.11111in" style:font-size-asian="1.11111in" style:font-size-complex="1.1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7c667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81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14">
      <style:drawing-page-properties draw:fill="gradient" draw:fill-gradient-name="a813" presentation:transition-type="manual" presentation:transition-speed="slow" smil:type="pushWipe" smil:subtype="fromBottom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15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Montserrat Alternates ExtraBold" style:font-family-complex="Tahoma" style:font-pitch="variable" style:font-pitch-complex="variable" fo:font-size="1.94444in" style:font-size-asian="1.94444in" style:font-size-complex="1.9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Montserrat Alternates ExtraBold" style:font-family-complex="Tahoma" style:font-pitch="variable" style:font-pitch-complex="variable" fo:font-size="1.94444in" style:font-size-asian="1.94444in" style:font-size-complex="1.9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6">
      <style:drawing-page-properties draw:fill="solid" draw:fill-color="#642f37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0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Montserrat Alternates ExtraBold" style:font-family-complex="Tahoma" style:font-pitch="variable" style:font-pitch-complex="variable" fo:font-size="1.11111in" style:font-size-asian="1.11111in" style:font-size-complex="1.1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7c667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Montserrat Alternates ExtraBold" style:font-family-complex="Tahoma" style:font-pitch="variable" style:font-pitch-complex="variable" fo:font-size="1.11111in" style:font-size-asian="1.11111in" style:font-size-complex="1.1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7c667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8">
      <style:graphic-properties fo:wrap-option="wrap" fo:padding-top="0.05in" fo:padding-bottom="0.05in" fo:padding-left="0.1in" fo:padding-right="0.1in" draw:textarea-vertical-align="middle" draw:textarea-horizontal-align="center" draw:fill="solid" draw:fill-color="#f7c667" draw:opacity="100%" draw:stroke="solid" svg:stroke-width="0.01389in" svg:stroke-color="#f7c66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9">
      <style:drawing-page-properties draw:fill="solid" draw:fill-color="#b83421" draw:opacity="100%" presentation:transition-type="manual" presentation:transition-speed="fast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22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Montserrat Alternates ExtraBold" style:font-family-complex="Tahoma" style:font-pitch="variable" style:font-pitch-complex="variable" fo:font-size="1.11111in" style:font-size-asian="1.11111in" style:font-size-complex="1.1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7c667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7c667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7c667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4">
      <style:graphic-properties fo:wrap-option="wrap" fo:padding-top="0.05in" fo:padding-bottom="0.05in" fo:padding-left="0.1in" fo:padding-right="0.1in" draw:textarea-vertical-align="middle" draw:textarea-horizontal-align="center" draw:fill="solid" draw:fill-color="#f7c667" draw:opacity="100%" draw:stroke="solid" svg:stroke-width="0.01389in" svg:stroke-color="#f7c66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5">
      <style:drawing-page-properties draw:fill="solid" draw:fill-color="#b83421" draw:opacity="100%" presentation:transition-type="manual" presentation:transition-speed="fast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66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Montserrat Alternates ExtraBold" style:font-family-complex="Tahoma" style:font-pitch="variable" style:font-pitch-complex="variable" fo:font-size="1.11111in" style:font-size-asian="1.11111in" style:font-size-complex="1.1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40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7c667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7c667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7c667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0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58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0">
      <style:graphic-properties fo:wrap-option="wrap" fo:padding-top="0.05in" fo:padding-bottom="0.05in" fo:padding-left="0.1in" fo:padding-right="0.1in" draw:textarea-vertical-align="middle" draw:textarea-horizontal-align="center" draw:fill="solid" draw:fill-color="#f7c667" draw:opacity="100%" draw:stroke="solid" svg:stroke-width="0.01389in" svg:stroke-color="#f7c66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2">
      <style:drawing-page-properties draw:fill="gradient" draw:fill-gradient-name="a1081" presentation:transition-type="manual" presentation:transition-speed="slow" smil:type="pushWipe" smil:subtype="fromBottom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87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Montserrat Alternates ExtraBold" style:font-family-complex="Tahoma" style:font-pitch="variable" style:font-pitch-complex="variable" fo:font-size="1.11111in" style:font-size-asian="1.11111in" style:font-size-complex="1.1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Montserrat Alternates ExtraBold" style:font-family-complex="Tahoma" style:font-pitch="variable" style:font-pitch-complex="variable" fo:font-size="1.11111in" style:font-size-asian="1.11111in" style:font-size-complex="1.1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4">
      <style:graphic-properties draw:fill="none" draw:stroke="none"/>
    </style:style>
    <style:style style:family="text" style:name="a890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5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99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Montserrat Alternates ExtraBold" style:font-family-complex="Tahoma" style:font-pitch="variable" style:font-pitch-complex="variable" fo:font-size="1.11111in" style:font-size-asian="1.11111in" style:font-size-complex="1.1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35">
      <style:drawing-page-properties draw:fill="solid" draw:fill-color="#642f37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30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Montserrat Alternates ExtraBold" style:font-family-complex="Tahoma" style:font-pitch="variable" style:font-pitch-complex="variable" fo:font-size="1.11111in" style:font-size-asian="1.11111in" style:font-size-complex="1.1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Montserrat Alternates ExtraBold" style:font-family-complex="Tahoma" style:font-pitch="variable" style:font-pitch-complex="variable" fo:font-size="1.11111in" style:font-size-asian="1.11111in" style:font-size-complex="1.1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0">
      <style:drawing-page-properties draw:fill="solid" draw:fill-color="#b83421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38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7c667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7c667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Montserrat Alternates ExtraBold" style:font-family-complex="Tahoma" style:font-pitch="variable" style:font-pitch-complex="variable" fo:font-size="1.11111in" style:font-size-asian="1.11111in" style:font-size-complex="1.1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Montserrat Alternates ExtraBold" style:font-family-complex="Tahoma" style:font-pitch="variable" style:font-pitch-complex="variable" fo:font-size="1.11111in" style:font-size-asian="1.11111in" style:font-size-complex="1.1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48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7c667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7c667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Montserrat Alternates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4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Montserrat Alternates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 Alternates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67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Montserrat Alternates ExtraBold" style:font-family-complex="Tahoma" style:font-pitch="variable" style:font-pitch-complex="variable" fo:font-size="1.11111in" style:font-size-asian="1.11111in" style:font-size-complex="1.1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68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Montserrat Alternates ExtraBold" style:font-family-complex="Tahoma" style:font-pitch="variable" style:font-pitch-complex="variable" fo:font-size="1.11111in" style:font-size-asian="1.11111in" style:font-size-complex="1.1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Montserrat Alternates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Montserrat Alternates ExtraBold" style:font-family-complex="Tahoma" style:font-pitch="variable" style:font-pitch-complex="variable" fo:font-size="1.11111in" style:font-size-asian="1.11111in" style:font-size-complex="1.1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45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Montserrat Alternates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0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Montserrat Alternates ExtraBold" style:font-family-complex="Tahoma" style:font-pitch="variable" style:font-pitch-complex="variable" fo:font-size="1.11111in" style:font-size-asian="1.11111in" style:font-size-complex="1.1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Montserrat Alternates ExtraBold" style:font-family-complex="Tahoma" style:font-pitch="variable" style:font-pitch-complex="variable" fo:font-size="1.11111in" style:font-size-asian="1.11111in" style:font-size-complex="1.1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Montserrat Alternates ExtraBold" style:font-family-complex="Tahoma" style:font-pitch="variable" style:font-pitch-complex="variable" fo:font-size="1.11111in" style:font-size-asian="1.11111in" style:font-size-complex="1.1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5">
      <style:drawing-page-properties draw:fill="solid" draw:fill-color="#642f37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76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Montserrat Alternates ExtraBold" style:font-family-complex="Tahoma" style:font-pitch="variable" style:font-pitch-complex="variable" fo:font-size="1.11111in" style:font-size-asian="1.11111in" style:font-size-complex="1.1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Montserrat Alternates ExtraBold" style:font-family-complex="Tahoma" style:font-pitch="variable" style:font-pitch-complex="variable" fo:font-size="1.11111in" style:font-size-asian="1.11111in" style:font-size-complex="1.1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0">
      <style:drawing-page-properties draw:fill="solid" draw:fill-color="#b83421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1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Montserrat Alternates ExtraBold" style:font-family-complex="Tahoma" style:font-pitch="variable" style:font-pitch-complex="variable" fo:font-size="1.11111in" style:font-size-asian="1.11111in" style:font-size-complex="1.1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7c667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7c667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7c667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5">
      <style:graphic-properties fo:wrap-option="wrap" fo:padding-top="0.05in" fo:padding-bottom="0.05in" fo:padding-left="0.1in" fo:padding-right="0.1in" draw:textarea-vertical-align="middle" draw:textarea-horizontal-align="center" draw:fill="solid" draw:fill-color="#f7c667" draw:opacity="100%" draw:stroke="solid" svg:stroke-width="0.01389in" svg:stroke-color="#f7c66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Montserrat Alternates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 Alternates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73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Montserrat Alternates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77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Montserrat Alternates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f7c6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84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100%"/>
      </text:list-level-style-bullet>
    </text:list-style>
    <text:list-style style:name="a987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100%"/>
      </text:list-level-style-bullet>
    </text:list-style>
    <text:list-style style:name="a932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100%"/>
      </text:list-level-style-bullet>
    </text:list-style>
    <text:list-style style:name="a929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100%"/>
      </text:list-level-style-bullet>
    </text:list-style>
    <text:list-style style:name="a936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100%"/>
      </text:list-level-style-bullet>
    </text:list-style>
    <text:list-style style:name="a943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100%"/>
      </text:list-level-style-bullet>
    </text:list-style>
    <text:list-style style:name="a939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100%"/>
      </text:list-level-style-bullet>
    </text:list-style>
    <text:list-style style:name="a948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100%"/>
      </text:list-level-style-bullet>
    </text:list-style>
    <text:list-style style:name="a971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100%"/>
      </text:list-level-style-bullet>
    </text:list-style>
    <text:list-style style:name="a968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1875in" text:min-label-width="0.31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6875in" text:min-label-width="0.31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875in" text:min-label-width="0.31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6875in" text:min-label-width="0.31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1875in" text:min-label-width="0.31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2.6875in" text:min-label-width="0.31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1875in" text:min-label-width="0.31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3.6875in" text:min-label-width="0.3125in"/>
        <style:text-properties fo:font-family="Courier New" style:font-family-generic="modern" style:font-pitch="fixed" fo:font-size="100%"/>
      </text:list-level-style-bullet>
    </text:list-style>
    <text:list-style style:name="a980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100%"/>
      </text:list-level-style-bullet>
    </text:list-style>
    <text:list-style style:name="a975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100%"/>
      </text:list-level-style-bullet>
    </text:list-style>
  </office:automatic-styles>
  <office:body>
    <office:presentation>
      <draw:page draw:name="Slide3" draw:style-name="a536" draw:master-page-name="Master1-Layout1-title-Титульный-слайд" presentation:presentation-page-layout-name="Master1-PPL1" draw:id="Slide-258">
        <draw:frame draw:id="id73" presentation:style-name="a541" draw:name="Подзаголовок 2" svg:x="2.53282in" svg:y="4.47569in" svg:width="6.48723in" svg:height="0.85799in" presentation:class="subtitle" presentation:placeholder="false">
          <draw:text-box>
            <text:p text:style-name="a540" text:class-names="" text:cond-style-name=""><text:span text:style-name="a537" text:class-names="">п</text:span><text:span text:style-name="a538" text:class-names="">риложение для заботы о себе</text:span><text:span text:style-name="a539" text:class-names=""/></text:p>
          </draw:text-box>
          <svg:title/>
          <svg:desc/>
        </draw:frame>
        <draw:frame draw:id="id74" draw:style-name="a545" draw:name="Заголовок 1" svg:x="2.00425in" svg:y="3.17173in" svg:width="7.26897in" svg:height="1.46867in">
          <draw:text-box>
            <text:p text:style-name="a544" text:class-names="" text:cond-style-name=""><text:span text:style-name="a542" text:class-names="">Тепло</text:span><text:span text:style-name="a543" text:class-names=""/></text:p>
          </draw:text-box>
          <svg:title/>
          <svg:desc/>
        </draw:frame>
      </draw:page>
      <draw:page draw:name="Slide4" draw:style-name="a546" draw:master-page-name="Master1-Layout1-title-Титульный-слайд" presentation:presentation-page-layout-name="Master1-PPL1" draw:id="Slide-259">
        <draw:frame draw:id="id75" draw:style-name="a550" draw:name="Заголовок 1" svg:x="1.87767in" svg:y="1.1129in" svg:width="7.26897in" svg:height="1.46867in">
          <draw:text-box>
            <text:p text:style-name="a549" text:class-names="" text:cond-style-name=""><text:span text:style-name="a547" text:class-names="">Проблема</text:span><text:span text:style-name="a548" text:class-names=""/></text:p>
          </draw:text-box>
          <svg:title/>
          <svg:desc/>
        </draw:frame>
        <draw:frame draw:id="id76" draw:style-name="a634" draw:name="TextBox 5" svg:x="1.5208in" svg:y="3.25882in" svg:width="7.98271in" svg:height="2.22148in">
          <draw:text-box>
            <text:p text:style-name="a633" text:class-names="" text:cond-style-name=""><text:span text:style-name="a551" text:class-names="">Lorem ipsum dolor sit<text:s text:c="1"/></text:span><text:span text:style-name="a552" text:class-names="">amet</text:span><text:span text:style-name="a553" text:class-names="">,<text:s text:c="1"/></text:span><text:span text:style-name="a554" text:class-names="">consectetur</text:span><text:span text:style-name="a555" text:class-names=""><text:s text:c="1"/></text:span><text:span text:style-name="a556" text:class-names="">adipiscing</text:span><text:span text:style-name="a557" text:class-names=""><text:s text:c="1"/></text:span><text:span text:style-name="a558" text:class-names="">elit</text:span><text:span text:style-name="a559" text:class-names="">, sed do<text:s text:c="1"/></text:span><text:span text:style-name="a560" text:class-names="">eiusmod</text:span><text:span text:style-name="a561" text:class-names=""><text:s text:c="1"/></text:span><text:span text:style-name="a562" text:class-names="">tempor</text:span><text:span text:style-name="a563" text:class-names=""><text:s text:c="1"/></text:span><text:span text:style-name="a564" text:class-names="">incididunt</text:span><text:span text:style-name="a565" text:class-names=""><text:s text:c="1"/></text:span><text:span text:style-name="a566" text:class-names="">ut</text:span><text:span text:style-name="a567" text:class-names=""><text:s text:c="1"/>labore et dolore magna<text:s text:c="1"/></text:span><text:span text:style-name="a568" text:class-names="">aliqua</text:span><text:span text:style-name="a569" text:class-names="">. Ut<text:s text:c="1"/></text:span><text:span text:style-name="a570" text:class-names="">enim</text:span><text:span text:style-name="a571" text:class-names=""><text:s text:c="1"/>ad minim<text:s text:c="1"/></text:span><text:span text:style-name="a572" text:class-names="">veniam</text:span><text:span text:style-name="a573" text:class-names="">,<text:s text:c="1"/></text:span><text:span text:style-name="a574" text:class-names="">quis</text:span><text:span text:style-name="a575" text:class-names=""><text:s text:c="1"/></text:span><text:span text:style-name="a576" text:class-names="">nostrud</text:span><text:span text:style-name="a577" text:class-names=""><text:s text:c="1"/>exercitation<text:s text:c="1"/></text:span><text:span text:style-name="a578" text:class-names="">ullamco</text:span><text:span text:style-name="a579" text:class-names=""><text:s text:c="1"/></text:span><text:span text:style-name="a580" text:class-names="">laboris</text:span><text:span text:style-name="a581" text:class-names=""><text:s text:c="1"/>nisi<text:s text:c="1"/></text:span><text:span text:style-name="a582" text:class-names="">ut</text:span><text:span text:style-name="a583" text:class-names=""><text:s text:c="1"/></text:span><text:span text:style-name="a584" text:class-names="">aliquip</text:span><text:span text:style-name="a585" text:class-names=""><text:s text:c="1"/>ex<text:s text:c="1"/></text:span><text:span text:style-name="a586" text:class-names="">ea</text:span><text:span text:style-name="a587" text:class-names=""><text:s text:c="1"/></text:span><text:span text:style-name="a588" text:class-names="">commodo</text:span><text:span text:style-name="a589" text:class-names=""><text:s text:c="1"/></text:span><text:span text:style-name="a590" text:class-names="">consequat</text:span><text:span text:style-name="a591" text:class-names="">. Duis<text:s text:c="1"/></text:span><text:span text:style-name="a592" text:class-names="">aute</text:span><text:span text:style-name="a593" text:class-names=""><text:s text:c="1"/></text:span><text:span text:style-name="a594" text:class-names="">irure</text:span><text:span text:style-name="a595" text:class-names=""><text:s text:c="1"/>dolor in<text:s text:c="1"/></text:span><text:span text:style-name="a596" text:class-names="">reprehenderit</text:span><text:span text:style-name="a597" text:class-names=""><text:s text:c="1"/>in<text:s text:c="1"/></text:span><text:span text:style-name="a598" text:class-names="">voluptate</text:span><text:span text:style-name="a599" text:class-names=""><text:s text:c="1"/></text:span><text:span text:style-name="a600" text:class-names="">velit</text:span><text:span text:style-name="a601" text:class-names=""><text:s text:c="1"/>esse<text:s text:c="1"/></text:span><text:span text:style-name="a602" text:class-names="">cillum</text:span><text:span text:style-name="a603" text:class-names=""><text:s text:c="1"/>dolore<text:s text:c="1"/></text:span><text:span text:style-name="a604" text:class-names="">eu</text:span><text:span text:style-name="a605" text:class-names=""><text:s text:c="1"/></text:span><text:span text:style-name="a606" text:class-names="">fugiat</text:span><text:span text:style-name="a607" text:class-names=""><text:s text:c="1"/></text:span><text:span text:style-name="a608" text:class-names="">nulla</text:span><text:span text:style-name="a609" text:class-names=""><text:s text:c="1"/></text:span><text:span text:style-name="a610" text:class-names="">pariatur</text:span><text:span text:style-name="a611" text:class-names="">.<text:s text:c="1"/></text:span><text:span text:style-name="a612" text:class-names="">Excepteur</text:span><text:span text:style-name="a613" text:class-names=""><text:s text:c="1"/></text:span><text:span text:style-name="a614" text:class-names="">sint</text:span><text:span text:style-name="a615" text:class-names=""><text:s text:c="1"/></text:span><text:span text:style-name="a616" text:class-names="">occaecat</text:span><text:span text:style-name="a617" text:class-names=""><text:s text:c="1"/></text:span><text:span text:style-name="a618" text:class-names="">cupidatat</text:span><text:span text:style-name="a619" text:class-names=""><text:s text:c="1"/>non<text:s text:c="1"/></text:span><text:span text:style-name="a620" text:class-names="">proident</text:span><text:span text:style-name="a621" text:class-names="">, sunt in culpa qui<text:s text:c="1"/></text:span><text:span text:style-name="a622" text:class-names="">officia</text:span><text:span text:style-name="a623" text:class-names=""><text:s text:c="1"/></text:span><text:span text:style-name="a624" text:class-names="">deserunt</text:span><text:span text:style-name="a625" text:class-names=""><text:s text:c="1"/></text:span><text:span text:style-name="a626" text:class-names="">mollit</text:span><text:span text:style-name="a627" text:class-names=""><text:s text:c="1"/></text:span><text:span text:style-name="a628" text:class-names="">anim</text:span><text:span text:style-name="a629" text:class-names=""><text:s text:c="1"/>id est<text:s text:c="1"/></text:span><text:span text:style-name="a630" text:class-names="">laborum</text:span><text:span text:style-name="a631" text:class-names="">.</text:span><text:span text:style-name="a632" text:class-names=""/></text:p>
          </draw:text-box>
          <svg:title/>
          <svg:desc/>
        </draw:frame>
      </draw:page>
      <draw:page draw:name="Slide5" draw:style-name="a635" draw:master-page-name="Master1-Layout1-title-Титульный-слайд" presentation:presentation-page-layout-name="Master1-PPL1" draw:id="Slide-260">
        <draw:frame draw:id="id77" draw:style-name="a639" draw:name="Заголовок 1" svg:x="1.87767in" svg:y="1.1129in" svg:width="7.26897in" svg:height="1.46867in">
          <draw:text-box>
            <text:p text:style-name="a638" text:class-names="" text:cond-style-name=""><text:span text:style-name="a636" text:class-names="">Решение</text:span><text:span text:style-name="a637" text:class-names=""/></text:p>
          </draw:text-box>
          <svg:title/>
          <svg:desc/>
        </draw:frame>
        <draw:frame draw:id="id78" draw:style-name="a723" draw:name="TextBox 5" svg:x="1.5208in" svg:y="3.25882in" svg:width="7.98271in" svg:height="2.22148in">
          <draw:text-box>
            <text:p text:style-name="a722" text:class-names="" text:cond-style-name=""><text:span text:style-name="a640" text:class-names="">Lorem ipsum dolor sit<text:s text:c="1"/></text:span><text:span text:style-name="a641" text:class-names="">amet</text:span><text:span text:style-name="a642" text:class-names="">,<text:s text:c="1"/></text:span><text:span text:style-name="a643" text:class-names="">consectetur</text:span><text:span text:style-name="a644" text:class-names=""><text:s text:c="1"/></text:span><text:span text:style-name="a645" text:class-names="">adipiscing</text:span><text:span text:style-name="a646" text:class-names=""><text:s text:c="1"/></text:span><text:span text:style-name="a647" text:class-names="">elit</text:span><text:span text:style-name="a648" text:class-names="">, sed do<text:s text:c="1"/></text:span><text:span text:style-name="a649" text:class-names="">eiusmod</text:span><text:span text:style-name="a650" text:class-names=""><text:s text:c="1"/></text:span><text:span text:style-name="a651" text:class-names="">tempor</text:span><text:span text:style-name="a652" text:class-names=""><text:s text:c="1"/></text:span><text:span text:style-name="a653" text:class-names="">incididunt</text:span><text:span text:style-name="a654" text:class-names=""><text:s text:c="1"/></text:span><text:span text:style-name="a655" text:class-names="">ut</text:span><text:span text:style-name="a656" text:class-names=""><text:s text:c="1"/>labore et dolore magna<text:s text:c="1"/></text:span><text:span text:style-name="a657" text:class-names="">aliqua</text:span><text:span text:style-name="a658" text:class-names="">. Ut<text:s text:c="1"/></text:span><text:span text:style-name="a659" text:class-names="">enim</text:span><text:span text:style-name="a660" text:class-names=""><text:s text:c="1"/>ad minim<text:s text:c="1"/></text:span><text:span text:style-name="a661" text:class-names="">veniam</text:span><text:span text:style-name="a662" text:class-names="">,<text:s text:c="1"/></text:span><text:span text:style-name="a663" text:class-names="">quis</text:span><text:span text:style-name="a664" text:class-names=""><text:s text:c="1"/></text:span><text:span text:style-name="a665" text:class-names="">nostrud</text:span><text:span text:style-name="a666" text:class-names=""><text:s text:c="1"/>exercitation<text:s text:c="1"/></text:span><text:span text:style-name="a667" text:class-names="">ullamco</text:span><text:span text:style-name="a668" text:class-names=""><text:s text:c="1"/></text:span><text:span text:style-name="a669" text:class-names="">laboris</text:span><text:span text:style-name="a670" text:class-names=""><text:s text:c="1"/>nisi<text:s text:c="1"/></text:span><text:span text:style-name="a671" text:class-names="">ut</text:span><text:span text:style-name="a672" text:class-names=""><text:s text:c="1"/></text:span><text:span text:style-name="a673" text:class-names="">aliquip</text:span><text:span text:style-name="a674" text:class-names=""><text:s text:c="1"/>ex<text:s text:c="1"/></text:span><text:span text:style-name="a675" text:class-names="">ea</text:span><text:span text:style-name="a676" text:class-names=""><text:s text:c="1"/></text:span><text:span text:style-name="a677" text:class-names="">commodo</text:span><text:span text:style-name="a678" text:class-names=""><text:s text:c="1"/></text:span><text:span text:style-name="a679" text:class-names="">consequat</text:span><text:span text:style-name="a680" text:class-names="">. Duis<text:s text:c="1"/></text:span><text:span text:style-name="a681" text:class-names="">aute</text:span><text:span text:style-name="a682" text:class-names=""><text:s text:c="1"/></text:span><text:span text:style-name="a683" text:class-names="">irure</text:span><text:span text:style-name="a684" text:class-names=""><text:s text:c="1"/>dolor in<text:s text:c="1"/></text:span><text:span text:style-name="a685" text:class-names="">reprehenderit</text:span><text:span text:style-name="a686" text:class-names=""><text:s text:c="1"/>in<text:s text:c="1"/></text:span><text:span text:style-name="a687" text:class-names="">voluptate</text:span><text:span text:style-name="a688" text:class-names=""><text:s text:c="1"/></text:span><text:span text:style-name="a689" text:class-names="">velit</text:span><text:span text:style-name="a690" text:class-names=""><text:s text:c="1"/>esse<text:s text:c="1"/></text:span><text:span text:style-name="a691" text:class-names="">cillum</text:span><text:span text:style-name="a692" text:class-names=""><text:s text:c="1"/>dolore<text:s text:c="1"/></text:span><text:span text:style-name="a693" text:class-names="">eu</text:span><text:span text:style-name="a694" text:class-names=""><text:s text:c="1"/></text:span><text:span text:style-name="a695" text:class-names="">fugiat</text:span><text:span text:style-name="a696" text:class-names=""><text:s text:c="1"/></text:span><text:span text:style-name="a697" text:class-names="">nulla</text:span><text:span text:style-name="a698" text:class-names=""><text:s text:c="1"/></text:span><text:span text:style-name="a699" text:class-names="">pariatur</text:span><text:span text:style-name="a700" text:class-names="">.<text:s text:c="1"/></text:span><text:span text:style-name="a701" text:class-names="">Excepteur</text:span><text:span text:style-name="a702" text:class-names=""><text:s text:c="1"/></text:span><text:span text:style-name="a703" text:class-names="">sint</text:span><text:span text:style-name="a704" text:class-names=""><text:s text:c="1"/></text:span><text:span text:style-name="a705" text:class-names="">occaecat</text:span><text:span text:style-name="a706" text:class-names=""><text:s text:c="1"/></text:span><text:span text:style-name="a707" text:class-names="">cupidatat</text:span><text:span text:style-name="a708" text:class-names=""><text:s text:c="1"/>non<text:s text:c="1"/></text:span><text:span text:style-name="a709" text:class-names="">proident</text:span><text:span text:style-name="a710" text:class-names="">, sunt in culpa qui<text:s text:c="1"/></text:span><text:span text:style-name="a711" text:class-names="">officia</text:span><text:span text:style-name="a712" text:class-names=""><text:s text:c="1"/></text:span><text:span text:style-name="a713" text:class-names="">deserunt</text:span><text:span text:style-name="a714" text:class-names=""><text:s text:c="1"/></text:span><text:span text:style-name="a715" text:class-names="">mollit</text:span><text:span text:style-name="a716" text:class-names=""><text:s text:c="1"/></text:span><text:span text:style-name="a717" text:class-names="">anim</text:span><text:span text:style-name="a718" text:class-names=""><text:s text:c="1"/>id est<text:s text:c="1"/></text:span><text:span text:style-name="a719" text:class-names="">laborum</text:span><text:span text:style-name="a720" text:class-names="">.</text:span><text:span text:style-name="a721" text:class-names=""/></text:p>
          </draw:text-box>
          <svg:title/>
          <svg:desc/>
        </draw:frame>
      </draw:page>
      <draw:page draw:name="Slide19" draw:style-name="a724" draw:master-page-name="Master1-Layout1-title-Титульный-слайд" presentation:presentation-page-layout-name="Master1-PPL1" draw:id="Slide-274">
        <draw:frame draw:id="id79" draw:style-name="a728" draw:name="Заголовок 1" svg:x="1.87767in" svg:y="1.1129in" svg:width="7.26897in" svg:height="1.46867in">
          <draw:text-box>
            <text:p text:style-name="a727" text:class-names="" text:cond-style-name=""><text:span text:style-name="a725" text:class-names="">Ценность</text:span><text:span text:style-name="a726" text:class-names=""/></text:p>
          </draw:text-box>
          <svg:title/>
          <svg:desc/>
        </draw:frame>
        <draw:frame draw:id="id80" draw:style-name="a812" draw:name="TextBox 5" svg:x="1.5208in" svg:y="3.25882in" svg:width="7.98271in" svg:height="2.22148in">
          <draw:text-box>
            <text:p text:style-name="a811" text:class-names="" text:cond-style-name=""><text:span text:style-name="a729" text:class-names="">Lorem ipsum dolor sit<text:s text:c="1"/></text:span><text:span text:style-name="a730" text:class-names="">amet</text:span><text:span text:style-name="a731" text:class-names="">,<text:s text:c="1"/></text:span><text:span text:style-name="a732" text:class-names="">consectetur</text:span><text:span text:style-name="a733" text:class-names=""><text:s text:c="1"/></text:span><text:span text:style-name="a734" text:class-names="">adipiscing</text:span><text:span text:style-name="a735" text:class-names=""><text:s text:c="1"/></text:span><text:span text:style-name="a736" text:class-names="">elit</text:span><text:span text:style-name="a737" text:class-names="">, sed do<text:s text:c="1"/></text:span><text:span text:style-name="a738" text:class-names="">eiusmod</text:span><text:span text:style-name="a739" text:class-names=""><text:s text:c="1"/></text:span><text:span text:style-name="a740" text:class-names="">tempor</text:span><text:span text:style-name="a741" text:class-names=""><text:s text:c="1"/></text:span><text:span text:style-name="a742" text:class-names="">incididunt</text:span><text:span text:style-name="a743" text:class-names=""><text:s text:c="1"/></text:span><text:span text:style-name="a744" text:class-names="">ut</text:span><text:span text:style-name="a745" text:class-names=""><text:s text:c="1"/>labore et dolore magna<text:s text:c="1"/></text:span><text:span text:style-name="a746" text:class-names="">aliqua</text:span><text:span text:style-name="a747" text:class-names="">. Ut<text:s text:c="1"/></text:span><text:span text:style-name="a748" text:class-names="">enim</text:span><text:span text:style-name="a749" text:class-names=""><text:s text:c="1"/>ad minim<text:s text:c="1"/></text:span><text:span text:style-name="a750" text:class-names="">veniam</text:span><text:span text:style-name="a751" text:class-names="">,<text:s text:c="1"/></text:span><text:span text:style-name="a752" text:class-names="">quis</text:span><text:span text:style-name="a753" text:class-names=""><text:s text:c="1"/></text:span><text:span text:style-name="a754" text:class-names="">nostrud</text:span><text:span text:style-name="a755" text:class-names=""><text:s text:c="1"/>exercitation<text:s text:c="1"/></text:span><text:span text:style-name="a756" text:class-names="">ullamco</text:span><text:span text:style-name="a757" text:class-names=""><text:s text:c="1"/></text:span><text:span text:style-name="a758" text:class-names="">laboris</text:span><text:span text:style-name="a759" text:class-names=""><text:s text:c="1"/>nisi<text:s text:c="1"/></text:span><text:span text:style-name="a760" text:class-names="">ut</text:span><text:span text:style-name="a761" text:class-names=""><text:s text:c="1"/></text:span><text:span text:style-name="a762" text:class-names="">aliquip</text:span><text:span text:style-name="a763" text:class-names=""><text:s text:c="1"/>ex<text:s text:c="1"/></text:span><text:span text:style-name="a764" text:class-names="">ea</text:span><text:span text:style-name="a765" text:class-names=""><text:s text:c="1"/></text:span><text:span text:style-name="a766" text:class-names="">commodo</text:span><text:span text:style-name="a767" text:class-names=""><text:s text:c="1"/></text:span><text:span text:style-name="a768" text:class-names="">consequat</text:span><text:span text:style-name="a769" text:class-names="">. Duis<text:s text:c="1"/></text:span><text:span text:style-name="a770" text:class-names="">aute</text:span><text:span text:style-name="a771" text:class-names=""><text:s text:c="1"/></text:span><text:span text:style-name="a772" text:class-names="">irure</text:span><text:span text:style-name="a773" text:class-names=""><text:s text:c="1"/>dolor in<text:s text:c="1"/></text:span><text:span text:style-name="a774" text:class-names="">reprehenderit</text:span><text:span text:style-name="a775" text:class-names=""><text:s text:c="1"/>in<text:s text:c="1"/></text:span><text:span text:style-name="a776" text:class-names="">voluptate</text:span><text:span text:style-name="a777" text:class-names=""><text:s text:c="1"/></text:span><text:span text:style-name="a778" text:class-names="">velit</text:span><text:span text:style-name="a779" text:class-names=""><text:s text:c="1"/>esse<text:s text:c="1"/></text:span><text:span text:style-name="a780" text:class-names="">cillum</text:span><text:span text:style-name="a781" text:class-names=""><text:s text:c="1"/>dolore<text:s text:c="1"/></text:span><text:span text:style-name="a782" text:class-names="">eu</text:span><text:span text:style-name="a783" text:class-names=""><text:s text:c="1"/></text:span><text:span text:style-name="a784" text:class-names="">fugiat</text:span><text:span text:style-name="a785" text:class-names=""><text:s text:c="1"/></text:span><text:span text:style-name="a786" text:class-names="">nulla</text:span><text:span text:style-name="a787" text:class-names=""><text:s text:c="1"/></text:span><text:span text:style-name="a788" text:class-names="">pariatur</text:span><text:span text:style-name="a789" text:class-names="">.<text:s text:c="1"/></text:span><text:span text:style-name="a790" text:class-names="">Excepteur</text:span><text:span text:style-name="a791" text:class-names=""><text:s text:c="1"/></text:span><text:span text:style-name="a792" text:class-names="">sint</text:span><text:span text:style-name="a793" text:class-names=""><text:s text:c="1"/></text:span><text:span text:style-name="a794" text:class-names="">occaecat</text:span><text:span text:style-name="a795" text:class-names=""><text:s text:c="1"/></text:span><text:span text:style-name="a796" text:class-names="">cupidatat</text:span><text:span text:style-name="a797" text:class-names=""><text:s text:c="1"/>non<text:s text:c="1"/></text:span><text:span text:style-name="a798" text:class-names="">proident</text:span><text:span text:style-name="a799" text:class-names="">, sunt in culpa qui<text:s text:c="1"/></text:span><text:span text:style-name="a800" text:class-names="">officia</text:span><text:span text:style-name="a801" text:class-names=""><text:s text:c="1"/></text:span><text:span text:style-name="a802" text:class-names="">deserunt</text:span><text:span text:style-name="a803" text:class-names=""><text:s text:c="1"/></text:span><text:span text:style-name="a804" text:class-names="">mollit</text:span><text:span text:style-name="a805" text:class-names=""><text:s text:c="1"/></text:span><text:span text:style-name="a806" text:class-names="">anim</text:span><text:span text:style-name="a807" text:class-names=""><text:s text:c="1"/>id est<text:s text:c="1"/></text:span><text:span text:style-name="a808" text:class-names="">laborum</text:span><text:span text:style-name="a809" text:class-names="">.</text:span><text:span text:style-name="a810" text:class-names=""/></text:p>
          </draw:text-box>
          <svg:title/>
          <svg:desc/>
        </draw:frame>
      </draw:page>
      <draw:page draw:name="Slide6" draw:style-name="a814" draw:master-page-name="Master1-Layout1-title-Титульный-слайд" presentation:presentation-page-layout-name="Master1-PPL1" draw:id="Slide-261">
        <draw:frame draw:id="id81" draw:style-name="a898" draw:name="TextBox 5" svg:x="1.38473in" svg:y="3.8978in" svg:width="7.98271in" svg:height="2.22148in">
          <draw:text-box>
            <text:p text:style-name="a897" text:class-names="" text:cond-style-name=""><text:span text:style-name="a815" text:class-names="">Lorem ipsum dolor sit<text:s text:c="1"/></text:span><text:span text:style-name="a816" text:class-names="">amet</text:span><text:span text:style-name="a817" text:class-names="">,<text:s text:c="1"/></text:span><text:span text:style-name="a818" text:class-names="">consectetur</text:span><text:span text:style-name="a819" text:class-names=""><text:s text:c="1"/></text:span><text:span text:style-name="a820" text:class-names="">adipiscing</text:span><text:span text:style-name="a821" text:class-names=""><text:s text:c="1"/></text:span><text:span text:style-name="a822" text:class-names="">elit</text:span><text:span text:style-name="a823" text:class-names="">, sed do<text:s text:c="1"/></text:span><text:span text:style-name="a824" text:class-names="">eiusmod</text:span><text:span text:style-name="a825" text:class-names=""><text:s text:c="1"/></text:span><text:span text:style-name="a826" text:class-names="">tempor</text:span><text:span text:style-name="a827" text:class-names=""><text:s text:c="1"/></text:span><text:span text:style-name="a828" text:class-names="">incididunt</text:span><text:span text:style-name="a829" text:class-names=""><text:s text:c="1"/></text:span><text:span text:style-name="a830" text:class-names="">ut</text:span><text:span text:style-name="a831" text:class-names=""><text:s text:c="1"/>labore et dolore magna<text:s text:c="1"/></text:span><text:span text:style-name="a832" text:class-names="">aliqua</text:span><text:span text:style-name="a833" text:class-names="">. Ut<text:s text:c="1"/></text:span><text:span text:style-name="a834" text:class-names="">enim</text:span><text:span text:style-name="a835" text:class-names=""><text:s text:c="1"/>ad minim<text:s text:c="1"/></text:span><text:span text:style-name="a836" text:class-names="">veniam</text:span><text:span text:style-name="a837" text:class-names="">,<text:s text:c="1"/></text:span><text:span text:style-name="a838" text:class-names="">quis</text:span><text:span text:style-name="a839" text:class-names=""><text:s text:c="1"/></text:span><text:span text:style-name="a840" text:class-names="">nostrud</text:span><text:span text:style-name="a841" text:class-names=""><text:s text:c="1"/>exercitation<text:s text:c="1"/></text:span><text:span text:style-name="a842" text:class-names="">ullamco</text:span><text:span text:style-name="a843" text:class-names=""><text:s text:c="1"/></text:span><text:span text:style-name="a844" text:class-names="">laboris</text:span><text:span text:style-name="a845" text:class-names=""><text:s text:c="1"/>nisi<text:s text:c="1"/></text:span><text:span text:style-name="a846" text:class-names="">ut</text:span><text:span text:style-name="a847" text:class-names=""><text:s text:c="1"/></text:span><text:span text:style-name="a848" text:class-names="">aliquip</text:span><text:span text:style-name="a849" text:class-names=""><text:s text:c="1"/>ex<text:s text:c="1"/></text:span><text:span text:style-name="a850" text:class-names="">ea</text:span><text:span text:style-name="a851" text:class-names=""><text:s text:c="1"/></text:span><text:span text:style-name="a852" text:class-names="">commodo</text:span><text:span text:style-name="a853" text:class-names=""><text:s text:c="1"/></text:span><text:span text:style-name="a854" text:class-names="">consequat</text:span><text:span text:style-name="a855" text:class-names="">. Duis<text:s text:c="1"/></text:span><text:span text:style-name="a856" text:class-names="">aute</text:span><text:span text:style-name="a857" text:class-names=""><text:s text:c="1"/></text:span><text:span text:style-name="a858" text:class-names="">irure</text:span><text:span text:style-name="a859" text:class-names=""><text:s text:c="1"/>dolor in<text:s text:c="1"/></text:span><text:span text:style-name="a860" text:class-names="">reprehenderit</text:span><text:span text:style-name="a861" text:class-names=""><text:s text:c="1"/>in<text:s text:c="1"/></text:span><text:span text:style-name="a862" text:class-names="">voluptate</text:span><text:span text:style-name="a863" text:class-names=""><text:s text:c="1"/></text:span><text:span text:style-name="a864" text:class-names="">velit</text:span><text:span text:style-name="a865" text:class-names=""><text:s text:c="1"/>esse<text:s text:c="1"/></text:span><text:span text:style-name="a866" text:class-names="">cillum</text:span><text:span text:style-name="a867" text:class-names=""><text:s text:c="1"/>dolore<text:s text:c="1"/></text:span><text:span text:style-name="a868" text:class-names="">eu</text:span><text:span text:style-name="a869" text:class-names=""><text:s text:c="1"/></text:span><text:span text:style-name="a870" text:class-names="">fugiat</text:span><text:span text:style-name="a871" text:class-names=""><text:s text:c="1"/></text:span><text:span text:style-name="a872" text:class-names="">nulla</text:span><text:span text:style-name="a873" text:class-names=""><text:s text:c="1"/></text:span><text:span text:style-name="a874" text:class-names="">pariatur</text:span><text:span text:style-name="a875" text:class-names="">.<text:s text:c="1"/></text:span><text:span text:style-name="a876" text:class-names="">Excepteur</text:span><text:span text:style-name="a877" text:class-names=""><text:s text:c="1"/></text:span><text:span text:style-name="a878" text:class-names="">sint</text:span><text:span text:style-name="a879" text:class-names=""><text:s text:c="1"/></text:span><text:span text:style-name="a880" text:class-names="">occaecat</text:span><text:span text:style-name="a881" text:class-names=""><text:s text:c="1"/></text:span><text:span text:style-name="a882" text:class-names="">cupidatat</text:span><text:span text:style-name="a883" text:class-names=""><text:s text:c="1"/>non<text:s text:c="1"/></text:span><text:span text:style-name="a884" text:class-names="">proident</text:span><text:span text:style-name="a885" text:class-names="">, sunt in culpa qui<text:s text:c="1"/></text:span><text:span text:style-name="a886" text:class-names="">officia</text:span><text:span text:style-name="a887" text:class-names=""><text:s text:c="1"/></text:span><text:span text:style-name="a888" text:class-names="">deserunt</text:span><text:span text:style-name="a889" text:class-names=""><text:s text:c="1"/></text:span><text:span text:style-name="a890" text:class-names="">mollit</text:span><text:span text:style-name="a891" text:class-names=""><text:s text:c="1"/></text:span><text:span text:style-name="a892" text:class-names="">anim</text:span><text:span text:style-name="a893" text:class-names=""><text:s text:c="1"/>id est<text:s text:c="1"/></text:span><text:span text:style-name="a894" text:class-names="">laborum</text:span><text:span text:style-name="a895" text:class-names="">.</text:span><text:span text:style-name="a896" text:class-names=""/></text:p>
          </draw:text-box>
          <svg:title/>
          <svg:desc/>
        </draw:frame>
        <draw:frame draw:id="id82" draw:style-name="a903" draw:name="Заголовок 1" svg:x="1.65687in" svg:y="2.03721in" svg:width="7.71057in" svg:height="1.46867in">
          <draw:text-box>
            <text:p text:style-name="a902" text:class-names="" text:cond-style-name=""><text:span text:style-name="a899" text:class-names="">Р</text:span><text:span text:style-name="a900" text:class-names="">ынок и аудитория</text:span><text:span text:style-name="a901" text:class-names=""/></text:p>
          </draw:text-box>
          <svg:title/>
          <svg:desc/>
        </draw:frame>
        <presentation:notes draw:style-name="a909">
          <draw:page-thumbnail draw:page-number="5" svg:x="1.21007in" svg:y="0.88889in" svg:width="5.84549in" svg:height="4.38368in" presentation:class="page" draw:id="id83" presentation:style-name="a904" draw:name="Образ слайда 1">
            <svg:title/>
            <svg:desc/>
          </draw:page-thumbnail>
          <draw:frame draw:id="id84" presentation:style-name="a905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  <draw:frame draw:id="id85" draw:style-name="a908" draw:name="Номер слайда 3" svg:x="4.67953in" svg:y="11.10827in" svg:width="3.5878in" svg:height="0.58425in">
            <draw:text-box>
              <text:p text:style-name="a907" text:class-names="" text:cond-style-name=""><text:span text:style-name="a90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2" draw:style-name="a910" draw:master-page-name="Master1-Layout1-title-Титульный-слайд" presentation:presentation-page-layout-name="Master1-PPL1" draw:id="Slide-267">
        <draw:custom-shape svg:x="0.71526in" svg:y="2.18322in" svg:width="9.54046in" svg:height="1.08901in" draw:id="id86" draw:style-name="a913" draw:name="Прямоугольник: скругленные углы 27">
          <svg:title/>
          <svg:desc/>
          <text:p text:style-name="a912" text:class-names="" text:cond-style-name=""><text:span text:style-name="a911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7338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74192in" svg:y="3.72809in" svg:width="9.54046in" svg:height="1.05798in" draw:id="id87" draw:style-name="a916" draw:name="Прямоугольник: скругленные углы 27">
          <svg:title/>
          <svg:desc/>
          <text:p text:style-name="a915" text:class-names="" text:cond-style-name=""><text:span text:style-name="a914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7338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88" draw:style-name="a920" draw:name="Заголовок 1" svg:x="1.87767in" svg:y="0.21163in" svg:width="7.26897in" svg:height="1.46867in">
          <draw:text-box>
            <text:p text:style-name="a919" text:class-names="" text:cond-style-name=""><text:span text:style-name="a917" text:class-names="">Плюсы</text:span><text:span text:style-name="a918" text:class-names=""/></text:p>
          </draw:text-box>
          <svg:title/>
          <svg:desc/>
        </draw:frame>
        <draw:custom-shape svg:x="0.74192in" svg:y="5.2424in" svg:width="9.54046in" svg:height="1.08901in" draw:id="id89" draw:style-name="a923" draw:name="Прямоугольник: скругленные углы 27">
          <svg:title/>
          <svg:desc/>
          <text:p text:style-name="a922" text:class-names="" text:cond-style-name=""><text:span text:style-name="a921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7338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74192in" svg:y="6.78773in" svg:width="9.54046in" svg:height="1.08901in" draw:id="id90" draw:style-name="a926" draw:name="Прямоугольник: скругленные углы 27">
          <svg:title/>
          <svg:desc/>
          <text:p text:style-name="a925" text:class-names="" text:cond-style-name=""><text:span text:style-name="a924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7338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91" draw:style-name="a933" draw:name="TextBox 5" svg:x="1.09412in" svg:y="2.262in" svg:width="8.27975in" svg:height="1.00977in">
          <draw:text-box>
            <text:list text:style-name="a929">
              <text:list-item>
                <text:p text:style-name="a928" text:class-names="" text:cond-style-name=""><text:span text:style-name="a927" text:class-names="">Хорошие новости каждый день</text:span></text:p>
              </text:list-item>
            </text:list>
            <text:list text:style-name="a932">
              <text:list-item>
                <text:p text:style-name="a931" text:class-names="" text:cond-style-name=""><text:span text:style-name="a930" text:class-names=""/></text:p>
              </text:list-item>
            </text:list>
          </draw:text-box>
          <svg:title/>
          <svg:desc/>
        </draw:frame>
        <draw:frame draw:id="id92" draw:style-name="a940" draw:name="TextBox 19" svg:x="1.09412in" svg:y="3.80634in" svg:width="5.65294in" svg:height="1.22364in">
          <draw:text-box>
            <text:list text:style-name="a936">
              <text:list-item>
                <text:p text:style-name="a935" text:class-names="" text:cond-style-name=""><text:span text:style-name="a934" text:class-names="">Гибкая система напоминаний</text:span></text:p>
              </text:list-item>
            </text:list>
            <text:list text:style-name="a939">
              <text:list-item>
                <text:p text:style-name="a938" text:class-names="" text:cond-style-name=""><text:span text:style-name="a937" text:class-names=""/></text:p>
              </text:list-item>
            </text:list>
          </draw:text-box>
          <svg:title/>
          <svg:desc/>
        </draw:frame>
        <draw:frame draw:id="id93" draw:style-name="a944" draw:name="TextBox 21" svg:x="1.09412in" svg:y="5.36902in" svg:width="5.88823in" svg:height="0.61778in">
          <draw:text-box>
            <text:list text:style-name="a943">
              <text:list-item>
                <text:p text:style-name="a942" text:class-names="" text:cond-style-name=""><text:span text:style-name="a941" text:class-names="">Адаптивная статистика</text:span></text:p>
              </text:list-item>
            </text:list>
          </draw:text-box>
          <svg:title/>
          <svg:desc/>
        </draw:frame>
        <draw:frame draw:id="id94" draw:style-name="a949" draw:name="TextBox 25" svg:x="1.09412in" svg:y="7.13029in" svg:width="5.88823in" svg:height="0.40391in">
          <draw:text-box>
            <text:list text:style-name="a948">
              <text:list-item>
                <text:p text:style-name="a947" text:class-names="" text:cond-style-name=""><text:span text:style-name="a945" text:class-names="">Встроенное обучение</text:span><text:span text:style-name="a946" text:class-names=""/></text:p>
              </text:list-item>
            </text:list>
          </draw:text-box>
          <svg:title/>
          <svg:desc/>
        </draw:frame>
      </draw:page>
      <draw:page draw:name="Slide14" draw:style-name="a950" draw:master-page-name="Master1-Layout1-title-Титульный-слайд" presentation:presentation-page-layout-name="Master1-PPL1" draw:id="Slide-269">
        <draw:frame draw:id="id95" draw:style-name="a953" draw:name="Заголовок 1" svg:x="1.851in" svg:y="0.25869in" svg:width="7.26897in" svg:height="1.46867in">
          <draw:text-box>
            <text:p text:style-name="a952" text:class-names="" text:cond-style-name=""><text:span text:style-name="a951" text:class-names="">Плюсы</text:span></text:p>
          </draw:text-box>
          <svg:title/>
          <svg:desc/>
        </draw:frame>
        <draw:custom-shape svg:x="0.74192in" svg:y="7.15294in" svg:width="9.54046in" svg:height="0.72381in" draw:id="id96" draw:style-name="a956" draw:name="Прямоугольник: скругленные углы 27">
          <svg:title/>
          <svg:desc/>
          <text:p text:style-name="a955" text:class-names="" text:cond-style-name=""><text:span text:style-name="a954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7338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71525in" svg:y="6.17843in" svg:width="9.54046in" svg:height="0.72381in" draw:id="id97" draw:style-name="a959" draw:name="Прямоугольник: скругленные углы 27">
          <svg:title/>
          <svg:desc/>
          <text:p text:style-name="a958" text:class-names="" text:cond-style-name=""><text:span text:style-name="a957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7338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71525in" svg:y="5.20392in" svg:width="9.54046in" svg:height="0.72381in" draw:id="id98" draw:style-name="a962" draw:name="Прямоугольник: скругленные углы 27">
          <svg:title/>
          <svg:desc/>
          <text:p text:style-name="a961" text:class-names="" text:cond-style-name=""><text:span text:style-name="a960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7338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66193in" svg:y="2.03815in" svg:width="9.59379in" svg:height="2.86429in" draw:id="id99" draw:style-name="a965" draw:name="Прямоугольник: скругленные углы 6">
          <svg:title/>
          <svg:desc/>
          <text:p text:style-name="a964" text:class-names="" text:cond-style-name=""><text:span text:style-name="a96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07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00" draw:style-name="a972" draw:name="TextBox 19" svg:x="0.97647in" svg:y="5.31479in" svg:width="5.65294in" svg:height="0.92071in">
          <draw:text-box>
            <text:list text:style-name="a968">
              <text:list-item>
                <text:p text:style-name="a967" text:class-names="" text:cond-style-name=""><text:span text:style-name="a966" text:class-names="">Гибкая система напоминаний</text:span></text:p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/></text:p>
              </text:list-item>
            </text:list>
          </draw:text-box>
          <svg:title/>
          <svg:desc/>
        </draw:frame>
        <draw:frame draw:id="id101" draw:style-name="a976" draw:name="TextBox 21" svg:x="0.97647in" svg:y="6.0863in" svg:width="5.88823in" svg:height="0.61778in">
          <draw:text-box>
            <text:list text:style-name="a975">
              <text:list-item>
                <text:p text:style-name="a974" text:class-names="" text:cond-style-name=""><text:span text:style-name="a973" text:class-names="">Адаптивная статистика</text:span></text:p>
              </text:list-item>
            </text:list>
          </draw:text-box>
          <svg:title/>
          <svg:desc/>
        </draw:frame>
        <draw:frame draw:id="id102" draw:style-name="a981" draw:name="TextBox 25" svg:x="0.97647in" svg:y="7.25876in" svg:width="5.88823in" svg:height="0.40391in">
          <draw:text-box>
            <text:list text:style-name="a980">
              <text:list-item>
                <text:p text:style-name="a979" text:class-names="" text:cond-style-name=""><text:span text:style-name="a977" text:class-names="">Встроенное обучение</text:span><text:span text:style-name="a978" text:class-names=""/></text:p>
              </text:list-item>
            </text:list>
          </draw:text-box>
          <svg:title/>
          <svg:desc/>
        </draw:frame>
        <draw:frame draw:id="id103" draw:style-name="a988" draw:name="TextBox 10" svg:x="0.97647in" svg:y="2.06531in" svg:width="8.27975in" svg:height="1.34635in">
          <draw:text-box>
            <text:list text:style-name="a984">
              <text:list-item>
                <text:p text:style-name="a983" text:class-names="" text:cond-style-name=""><text:span text:style-name="a982" text:class-names="">Хорошие новости каждый день</text:span></text:p>
              </text:list-item>
            </text:list>
            <text:list text:style-name="a987">
              <text:list-item>
                <text:p text:style-name="a986" text:class-names="" text:cond-style-name=""><text:span text:style-name="a985" text:class-names=""/></text:p>
              </text:list-item>
            </text:list>
          </draw:text-box>
          <svg:title/>
          <svg:desc/>
        </draw:frame>
        <draw:frame draw:id="id104" draw:style-name="a1032" draw:name="TextBox 11" svg:x="1.29704in" svg:y="2.95257in" svg:width="6.87943in" svg:height="1.3127in">
          <draw:text-box>
            <text:p text:style-name="a1031" text:class-names="" text:cond-style-name=""><text:span text:style-name="a989" text:class-names="">Lorem ipsum dolor sit<text:s text:c="1"/></text:span><text:span text:style-name="a990" text:class-names="">amet</text:span><text:span text:style-name="a991" text:class-names="">,<text:s text:c="1"/></text:span><text:span text:style-name="a992" text:class-names="">consectetur</text:span><text:span text:style-name="a993" text:class-names=""><text:s text:c="1"/></text:span><text:span text:style-name="a994" text:class-names="">adipiscing</text:span><text:span text:style-name="a995" text:class-names=""><text:s text:c="1"/></text:span><text:span text:style-name="a996" text:class-names="">elit</text:span><text:span text:style-name="a997" text:class-names="">, sed do<text:s text:c="1"/></text:span><text:span text:style-name="a998" text:class-names="">eiusmod</text:span><text:span text:style-name="a999" text:class-names=""><text:s text:c="1"/></text:span><text:span text:style-name="a1000" text:class-names="">tempor</text:span><text:span text:style-name="a1001" text:class-names=""><text:s text:c="1"/></text:span><text:span text:style-name="a1002" text:class-names="">incididunt</text:span><text:span text:style-name="a1003" text:class-names=""><text:s text:c="1"/></text:span><text:span text:style-name="a1004" text:class-names="">ut</text:span><text:span text:style-name="a1005" text:class-names=""><text:s text:c="1"/>labore et dolore magna<text:s text:c="1"/></text:span><text:span text:style-name="a1006" text:class-names="">aliqua</text:span><text:span text:style-name="a1007" text:class-names="">. Ut<text:s text:c="1"/></text:span><text:span text:style-name="a1008" text:class-names="">enim</text:span><text:span text:style-name="a1009" text:class-names=""><text:s text:c="1"/>ad minim<text:s text:c="1"/></text:span><text:span text:style-name="a1010" text:class-names="">veniam</text:span><text:span text:style-name="a1011" text:class-names="">,<text:s text:c="1"/></text:span><text:span text:style-name="a1012" text:class-names="">quis</text:span><text:span text:style-name="a1013" text:class-names=""><text:s text:c="1"/></text:span><text:span text:style-name="a1014" text:class-names="">nostrud</text:span><text:span text:style-name="a1015" text:class-names=""><text:s text:c="1"/>exercitation<text:s text:c="1"/></text:span><text:span text:style-name="a1016" text:class-names="">ullamco</text:span><text:span text:style-name="a1017" text:class-names=""><text:s text:c="1"/></text:span><text:span text:style-name="a1018" text:class-names="">laboris</text:span><text:span text:style-name="a1019" text:class-names=""><text:s text:c="1"/>nisi<text:s text:c="1"/></text:span><text:span text:style-name="a1020" text:class-names="">ut</text:span><text:span text:style-name="a1021" text:class-names=""><text:s text:c="1"/></text:span><text:span text:style-name="a1022" text:class-names="">aliquip</text:span><text:span text:style-name="a1023" text:class-names=""><text:s text:c="1"/>ex<text:s text:c="1"/></text:span><text:span text:style-name="a1024" text:class-names="">ea</text:span><text:span text:style-name="a1025" text:class-names=""><text:s text:c="1"/></text:span><text:span text:style-name="a1026" text:class-names="">commodo</text:span><text:span text:style-name="a1027" text:class-names=""><text:s text:c="1"/></text:span><text:span text:style-name="a1028" text:class-names="">consequat</text:span><text:span text:style-name="a1029" text:class-names="">.<text:s text:c="1"/></text:span><text:span text:style-name="a1030" text:class-names=""/></text:p>
          </draw:text-box>
          <svg:title/>
          <svg:desc/>
        </draw:frame>
      </draw:page>
      <draw:page draw:name="Slide16" draw:style-name="a1033" draw:master-page-name="Master1-Layout1-title-Титульный-слайд" presentation:presentation-page-layout-name="Master1-PPL1" draw:id="Slide-271">
        <draw:frame draw:id="id105" draw:style-name="a1036" draw:name="Заголовок 1" svg:x="1.851in" svg:y="0.25869in" svg:width="7.26897in" svg:height="1.46867in">
          <draw:text-box>
            <text:p text:style-name="a1035" text:class-names="" text:cond-style-name=""><text:span text:style-name="a1034" text:class-names="">Плюсы</text:span></text:p>
          </draw:text-box>
          <svg:title/>
          <svg:desc/>
        </draw:frame>
        <draw:custom-shape svg:x="0.74192in" svg:y="7.15294in" svg:width="9.54046in" svg:height="0.72381in" draw:id="id106" draw:style-name="a1039" draw:name="Прямоугольник: скругленные углы 27">
          <svg:title/>
          <svg:desc/>
          <text:p text:style-name="a1038" text:class-names="" text:cond-style-name=""><text:span text:style-name="a1037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7338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71525in" svg:y="6.17843in" svg:width="9.54046in" svg:height="0.72381in" draw:id="id107" draw:style-name="a1042" draw:name="Прямоугольник: скругленные углы 27">
          <svg:title/>
          <svg:desc/>
          <text:p text:style-name="a1041" text:class-names="" text:cond-style-name=""><text:span text:style-name="a1040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7338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76858in" svg:y="2.22876in" svg:width="9.54046in" svg:height="0.72381in" draw:id="id108" draw:style-name="a1045" draw:name="Прямоугольник: скругленные углы 27">
          <svg:title/>
          <svg:desc/>
          <text:p text:style-name="a1044" text:class-names="" text:cond-style-name=""><text:span text:style-name="a1043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7338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71526in" svg:y="3.13335in" svg:width="9.59379in" svg:height="2.86429in" draw:id="id109" draw:style-name="a1048" draw:name="Прямоугольник: скругленные углы 6">
          <svg:title/>
          <svg:desc/>
          <text:p text:style-name="a1047" text:class-names="" text:cond-style-name=""><text:span text:style-name="a104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07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</draw:page>
      <draw:page draw:name="Slide17" draw:style-name="a1049" draw:master-page-name="Master1-Layout1-title-Титульный-слайд" presentation:presentation-page-layout-name="Master1-PPL1" draw:id="Slide-272">
        <draw:frame draw:id="id110" draw:style-name="a1052" draw:name="Заголовок 1" svg:x="1.851in" svg:y="0.25869in" svg:width="7.26897in" svg:height="1.46867in">
          <draw:text-box>
            <text:p text:style-name="a1051" text:class-names="" text:cond-style-name=""><text:span text:style-name="a1050" text:class-names="">Плюсы</text:span></text:p>
          </draw:text-box>
          <svg:title/>
          <svg:desc/>
        </draw:frame>
        <draw:custom-shape svg:x="0.74192in" svg:y="7.15294in" svg:width="9.54046in" svg:height="0.72381in" draw:id="id111" draw:style-name="a1055" draw:name="Прямоугольник: скругленные углы 27">
          <svg:title/>
          <svg:desc/>
          <text:p text:style-name="a1054" text:class-names="" text:cond-style-name=""><text:span text:style-name="a1053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7338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74192in" svg:y="3.16831in" svg:width="9.54046in" svg:height="0.72381in" draw:id="id112" draw:style-name="a1058" draw:name="Прямоугольник: скругленные углы 27">
          <svg:title/>
          <svg:desc/>
          <text:p text:style-name="a1057" text:class-names="" text:cond-style-name=""><text:span text:style-name="a1056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7338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76858in" svg:y="2.22876in" svg:width="9.54046in" svg:height="0.72381in" draw:id="id113" draw:style-name="a1061" draw:name="Прямоугольник: скругленные углы 27">
          <svg:title/>
          <svg:desc/>
          <text:p text:style-name="a1060" text:class-names="" text:cond-style-name=""><text:span text:style-name="a1059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7338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74192in" svg:y="4.09038in" svg:width="9.59379in" svg:height="2.86429in" draw:id="id114" draw:style-name="a1064" draw:name="Прямоугольник: скругленные углы 6">
          <svg:title/>
          <svg:desc/>
          <text:p text:style-name="a1063" text:class-names="" text:cond-style-name=""><text:span text:style-name="a106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07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</draw:page>
      <draw:page draw:name="Slide18" draw:style-name="a1065" draw:master-page-name="Master1-Layout1-title-Титульный-слайд" presentation:presentation-page-layout-name="Master1-PPL1" draw:id="Slide-273">
        <draw:frame draw:id="id115" draw:style-name="a1068" draw:name="Заголовок 1" svg:x="1.851in" svg:y="0.25869in" svg:width="7.26897in" svg:height="1.46867in">
          <draw:text-box>
            <text:p text:style-name="a1067" text:class-names="" text:cond-style-name=""><text:span text:style-name="a1066" text:class-names="">Плюсы</text:span></text:p>
          </draw:text-box>
          <svg:title/>
          <svg:desc/>
        </draw:frame>
        <draw:custom-shape svg:x="0.74192in" svg:y="4.09038in" svg:width="9.54046in" svg:height="0.72381in" draw:id="id116" draw:style-name="a1071" draw:name="Прямоугольник: скругленные углы 27">
          <svg:title/>
          <svg:desc/>
          <text:p text:style-name="a1070" text:class-names="" text:cond-style-name=""><text:span text:style-name="a1069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7338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74192in" svg:y="3.16831in" svg:width="9.54046in" svg:height="0.72381in" draw:id="id117" draw:style-name="a1074" draw:name="Прямоугольник: скругленные углы 27">
          <svg:title/>
          <svg:desc/>
          <text:p text:style-name="a1073" text:class-names="" text:cond-style-name=""><text:span text:style-name="a1072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7338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76858in" svg:y="2.22876in" svg:width="9.54046in" svg:height="0.72381in" draw:id="id118" draw:style-name="a1077" draw:name="Прямоугольник: скругленные углы 27">
          <svg:title/>
          <svg:desc/>
          <text:p text:style-name="a1076" text:class-names="" text:cond-style-name=""><text:span text:style-name="a1075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7338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71526in" svg:y="5.01246in" svg:width="9.59379in" svg:height="2.86429in" draw:id="id119" draw:style-name="a1080" draw:name="Прямоугольник: скругленные углы 6">
          <svg:title/>
          <svg:desc/>
          <text:p text:style-name="a1079" text:class-names="" text:cond-style-name=""><text:span text:style-name="a107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07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</draw:page>
      <draw:page draw:name="Slide8" draw:style-name="a1082" draw:master-page-name="Master1-Layout1-title-Титульный-слайд" presentation:presentation-page-layout-name="Master1-PPL1" draw:id="Slide-263">
        <draw:frame draw:id="id120" draw:style-name="a1166" draw:name="TextBox 1" svg:x="1.75609in" svg:y="4.13368in" svg:width="7.98271in" svg:height="2.22148in">
          <draw:text-box>
            <text:p text:style-name="a1165" text:class-names="" text:cond-style-name=""><text:span text:style-name="a1083" text:class-names="">Lorem ipsum dolor sit<text:s text:c="1"/></text:span><text:span text:style-name="a1084" text:class-names="">amet</text:span><text:span text:style-name="a1085" text:class-names="">,<text:s text:c="1"/></text:span><text:span text:style-name="a1086" text:class-names="">consectetur</text:span><text:span text:style-name="a1087" text:class-names=""><text:s text:c="1"/></text:span><text:span text:style-name="a1088" text:class-names="">adipiscing</text:span><text:span text:style-name="a1089" text:class-names=""><text:s text:c="1"/></text:span><text:span text:style-name="a1090" text:class-names="">elit</text:span><text:span text:style-name="a1091" text:class-names="">, sed do<text:s text:c="1"/></text:span><text:span text:style-name="a1092" text:class-names="">eiusmod</text:span><text:span text:style-name="a1093" text:class-names=""><text:s text:c="1"/></text:span><text:span text:style-name="a1094" text:class-names="">tempor</text:span><text:span text:style-name="a1095" text:class-names=""><text:s text:c="1"/></text:span><text:span text:style-name="a1096" text:class-names="">incididunt</text:span><text:span text:style-name="a1097" text:class-names=""><text:s text:c="1"/></text:span><text:span text:style-name="a1098" text:class-names="">ut</text:span><text:span text:style-name="a1099" text:class-names=""><text:s text:c="1"/>labore et dolore magna<text:s text:c="1"/></text:span><text:span text:style-name="a1100" text:class-names="">aliqua</text:span><text:span text:style-name="a1101" text:class-names="">. Ut<text:s text:c="1"/></text:span><text:span text:style-name="a1102" text:class-names="">enim</text:span><text:span text:style-name="a1103" text:class-names=""><text:s text:c="1"/>ad minim<text:s text:c="1"/></text:span><text:span text:style-name="a1104" text:class-names="">veniam</text:span><text:span text:style-name="a1105" text:class-names="">,<text:s text:c="1"/></text:span><text:span text:style-name="a1106" text:class-names="">quis</text:span><text:span text:style-name="a1107" text:class-names=""><text:s text:c="1"/></text:span><text:span text:style-name="a1108" text:class-names="">nostrud</text:span><text:span text:style-name="a1109" text:class-names=""><text:s text:c="1"/>exercitation<text:s text:c="1"/></text:span><text:span text:style-name="a1110" text:class-names="">ullamco</text:span><text:span text:style-name="a1111" text:class-names=""><text:s text:c="1"/></text:span><text:span text:style-name="a1112" text:class-names="">laboris</text:span><text:span text:style-name="a1113" text:class-names=""><text:s text:c="1"/>nisi<text:s text:c="1"/></text:span><text:span text:style-name="a1114" text:class-names="">ut</text:span><text:span text:style-name="a1115" text:class-names=""><text:s text:c="1"/></text:span><text:span text:style-name="a1116" text:class-names="">aliquip</text:span><text:span text:style-name="a1117" text:class-names=""><text:s text:c="1"/>ex<text:s text:c="1"/></text:span><text:span text:style-name="a1118" text:class-names="">ea</text:span><text:span text:style-name="a1119" text:class-names=""><text:s text:c="1"/></text:span><text:span text:style-name="a1120" text:class-names="">commodo</text:span><text:span text:style-name="a1121" text:class-names=""><text:s text:c="1"/></text:span><text:span text:style-name="a1122" text:class-names="">consequat</text:span><text:span text:style-name="a1123" text:class-names="">. Duis<text:s text:c="1"/></text:span><text:span text:style-name="a1124" text:class-names="">aute</text:span><text:span text:style-name="a1125" text:class-names=""><text:s text:c="1"/></text:span><text:span text:style-name="a1126" text:class-names="">irure</text:span><text:span text:style-name="a1127" text:class-names=""><text:s text:c="1"/>dolor in<text:s text:c="1"/></text:span><text:span text:style-name="a1128" text:class-names="">reprehenderit</text:span><text:span text:style-name="a1129" text:class-names=""><text:s text:c="1"/>in<text:s text:c="1"/></text:span><text:span text:style-name="a1130" text:class-names="">voluptate</text:span><text:span text:style-name="a1131" text:class-names=""><text:s text:c="1"/></text:span><text:span text:style-name="a1132" text:class-names="">velit</text:span><text:span text:style-name="a1133" text:class-names=""><text:s text:c="1"/>esse<text:s text:c="1"/></text:span><text:span text:style-name="a1134" text:class-names="">cillum</text:span><text:span text:style-name="a1135" text:class-names=""><text:s text:c="1"/>dolore<text:s text:c="1"/></text:span><text:span text:style-name="a1136" text:class-names="">eu</text:span><text:span text:style-name="a1137" text:class-names=""><text:s text:c="1"/></text:span><text:span text:style-name="a1138" text:class-names="">fugiat</text:span><text:span text:style-name="a1139" text:class-names=""><text:s text:c="1"/></text:span><text:span text:style-name="a1140" text:class-names="">nulla</text:span><text:span text:style-name="a1141" text:class-names=""><text:s text:c="1"/></text:span><text:span text:style-name="a1142" text:class-names="">pariatur</text:span><text:span text:style-name="a1143" text:class-names="">.<text:s text:c="1"/></text:span><text:span text:style-name="a1144" text:class-names="">Excepteur</text:span><text:span text:style-name="a1145" text:class-names=""><text:s text:c="1"/></text:span><text:span text:style-name="a1146" text:class-names="">sint</text:span><text:span text:style-name="a1147" text:class-names=""><text:s text:c="1"/></text:span><text:span text:style-name="a1148" text:class-names="">occaecat</text:span><text:span text:style-name="a1149" text:class-names=""><text:s text:c="1"/></text:span><text:span text:style-name="a1150" text:class-names="">cupidatat</text:span><text:span text:style-name="a1151" text:class-names=""><text:s text:c="1"/>non<text:s text:c="1"/></text:span><text:span text:style-name="a1152" text:class-names="">proident</text:span><text:span text:style-name="a1153" text:class-names="">, sunt in culpa qui<text:s text:c="1"/></text:span><text:span text:style-name="a1154" text:class-names="">officia</text:span><text:span text:style-name="a1155" text:class-names=""><text:s text:c="1"/></text:span><text:span text:style-name="a1156" text:class-names="">deserunt</text:span><text:span text:style-name="a1157" text:class-names=""><text:s text:c="1"/></text:span><text:span text:style-name="a1158" text:class-names="">mollit</text:span><text:span text:style-name="a1159" text:class-names=""><text:s text:c="1"/></text:span><text:span text:style-name="a1160" text:class-names="">anim</text:span><text:span text:style-name="a1161" text:class-names=""><text:s text:c="1"/>id est<text:s text:c="1"/></text:span><text:span text:style-name="a1162" text:class-names="">laborum</text:span><text:span text:style-name="a1163" text:class-names="">.</text:span><text:span text:style-name="a1164" text:class-names=""/></text:p>
          </draw:text-box>
          <svg:title/>
          <svg:desc/>
        </draw:frame>
        <draw:frame draw:id="id121" draw:style-name="a1174" draw:name="Заголовок 1" svg:x="1.13649in" svg:y="2.07761in" svg:width="8.96939in" svg:height="1.46867in">
          <draw:text-box>
            <text:p text:style-name="a1173" text:class-names="" text:cond-style-name=""><text:span text:style-name="a1167" text:class-names="">Как</text:span><text:span text:style-name="a1168" text:class-names=""><text:s text:c="1"/></text:span><text:span text:style-name="a1169" text:class-names="">это</text:span><text:span text:style-name="a1170" text:class-names=""><text:s text:c="1"/></text:span><text:span text:style-name="a1171" text:class-names="">работает?</text:span><text:span text:style-name="a1172" text:class-names=""/></text:p>
          </draw:text-box>
          <svg:title/>
          <svg:desc/>
        </draw:frame>
      </draw:page>
      <draw:page draw:name="Slide20" draw:style-name="a1175" draw:master-page-name="Master1-Layout1-title-Титульный-слайд" presentation:presentation-page-layout-name="Master1-PPL1" draw:id="Slide-275">
        <draw:frame draw:id="id122" draw:style-name="a1179" draw:name="Заголовок 1" svg:x="1.00708in" svg:y="1.46585in" svg:width="9.25175in" svg:height="1.46867in">
          <draw:text-box>
            <text:p text:style-name="a1178" text:class-names="" text:cond-style-name=""><text:span text:style-name="a1176" text:class-names="">Перспективы</text:span><text:span text:style-name="a1177" text:class-names=""/></text:p>
          </draw:text-box>
          <svg:title/>
          <svg:desc/>
        </draw:frame>
        <draw:frame draw:id="id123" draw:style-name="a1263" draw:name="TextBox 5" svg:x="1.5208in" svg:y="3.25882in" svg:width="7.98271in" svg:height="2.22148in">
          <draw:text-box>
            <text:p text:style-name="a1262" text:class-names="" text:cond-style-name=""><text:span text:style-name="a1180" text:class-names="">Lorem ipsum dolor sit<text:s text:c="1"/></text:span><text:span text:style-name="a1181" text:class-names="">amet</text:span><text:span text:style-name="a1182" text:class-names="">,<text:s text:c="1"/></text:span><text:span text:style-name="a1183" text:class-names="">consectetur</text:span><text:span text:style-name="a1184" text:class-names=""><text:s text:c="1"/></text:span><text:span text:style-name="a1185" text:class-names="">adipiscing</text:span><text:span text:style-name="a1186" text:class-names=""><text:s text:c="1"/></text:span><text:span text:style-name="a1187" text:class-names="">elit</text:span><text:span text:style-name="a1188" text:class-names="">, sed do<text:s text:c="1"/></text:span><text:span text:style-name="a1189" text:class-names="">eiusmod</text:span><text:span text:style-name="a1190" text:class-names=""><text:s text:c="1"/></text:span><text:span text:style-name="a1191" text:class-names="">tempor</text:span><text:span text:style-name="a1192" text:class-names=""><text:s text:c="1"/></text:span><text:span text:style-name="a1193" text:class-names="">incididunt</text:span><text:span text:style-name="a1194" text:class-names=""><text:s text:c="1"/></text:span><text:span text:style-name="a1195" text:class-names="">ut</text:span><text:span text:style-name="a1196" text:class-names=""><text:s text:c="1"/>labore et dolore magna<text:s text:c="1"/></text:span><text:span text:style-name="a1197" text:class-names="">aliqua</text:span><text:span text:style-name="a1198" text:class-names="">. Ut<text:s text:c="1"/></text:span><text:span text:style-name="a1199" text:class-names="">enim</text:span><text:span text:style-name="a1200" text:class-names=""><text:s text:c="1"/>ad minim<text:s text:c="1"/></text:span><text:span text:style-name="a1201" text:class-names="">veniam</text:span><text:span text:style-name="a1202" text:class-names="">,<text:s text:c="1"/></text:span><text:span text:style-name="a1203" text:class-names="">quis</text:span><text:span text:style-name="a1204" text:class-names=""><text:s text:c="1"/></text:span><text:span text:style-name="a1205" text:class-names="">nostrud</text:span><text:span text:style-name="a1206" text:class-names=""><text:s text:c="1"/>exercitation<text:s text:c="1"/></text:span><text:span text:style-name="a1207" text:class-names="">ullamco</text:span><text:span text:style-name="a1208" text:class-names=""><text:s text:c="1"/></text:span><text:span text:style-name="a1209" text:class-names="">laboris</text:span><text:span text:style-name="a1210" text:class-names=""><text:s text:c="1"/>nisi<text:s text:c="1"/></text:span><text:span text:style-name="a1211" text:class-names="">ut</text:span><text:span text:style-name="a1212" text:class-names=""><text:s text:c="1"/></text:span><text:span text:style-name="a1213" text:class-names="">aliquip</text:span><text:span text:style-name="a1214" text:class-names=""><text:s text:c="1"/>ex<text:s text:c="1"/></text:span><text:span text:style-name="a1215" text:class-names="">ea</text:span><text:span text:style-name="a1216" text:class-names=""><text:s text:c="1"/></text:span><text:span text:style-name="a1217" text:class-names="">commodo</text:span><text:span text:style-name="a1218" text:class-names=""><text:s text:c="1"/></text:span><text:span text:style-name="a1219" text:class-names="">consequat</text:span><text:span text:style-name="a1220" text:class-names="">. Duis<text:s text:c="1"/></text:span><text:span text:style-name="a1221" text:class-names="">aute</text:span><text:span text:style-name="a1222" text:class-names=""><text:s text:c="1"/></text:span><text:span text:style-name="a1223" text:class-names="">irure</text:span><text:span text:style-name="a1224" text:class-names=""><text:s text:c="1"/>dolor in<text:s text:c="1"/></text:span><text:span text:style-name="a1225" text:class-names="">reprehenderit</text:span><text:span text:style-name="a1226" text:class-names=""><text:s text:c="1"/>in<text:s text:c="1"/></text:span><text:span text:style-name="a1227" text:class-names="">voluptate</text:span><text:span text:style-name="a1228" text:class-names=""><text:s text:c="1"/></text:span><text:span text:style-name="a1229" text:class-names="">velit</text:span><text:span text:style-name="a1230" text:class-names=""><text:s text:c="1"/>esse<text:s text:c="1"/></text:span><text:span text:style-name="a1231" text:class-names="">cillum</text:span><text:span text:style-name="a1232" text:class-names=""><text:s text:c="1"/>dolore<text:s text:c="1"/></text:span><text:span text:style-name="a1233" text:class-names="">eu</text:span><text:span text:style-name="a1234" text:class-names=""><text:s text:c="1"/></text:span><text:span text:style-name="a1235" text:class-names="">fugiat</text:span><text:span text:style-name="a1236" text:class-names=""><text:s text:c="1"/></text:span><text:span text:style-name="a1237" text:class-names="">nulla</text:span><text:span text:style-name="a1238" text:class-names=""><text:s text:c="1"/></text:span><text:span text:style-name="a1239" text:class-names="">pariatur</text:span><text:span text:style-name="a1240" text:class-names="">.<text:s text:c="1"/></text:span><text:span text:style-name="a1241" text:class-names="">Excepteur</text:span><text:span text:style-name="a1242" text:class-names=""><text:s text:c="1"/></text:span><text:span text:style-name="a1243" text:class-names="">sint</text:span><text:span text:style-name="a1244" text:class-names=""><text:s text:c="1"/></text:span><text:span text:style-name="a1245" text:class-names="">occaecat</text:span><text:span text:style-name="a1246" text:class-names=""><text:s text:c="1"/></text:span><text:span text:style-name="a1247" text:class-names="">cupidatat</text:span><text:span text:style-name="a1248" text:class-names=""><text:s text:c="1"/>non<text:s text:c="1"/></text:span><text:span text:style-name="a1249" text:class-names="">proident</text:span><text:span text:style-name="a1250" text:class-names="">, sunt in culpa qui<text:s text:c="1"/></text:span><text:span text:style-name="a1251" text:class-names="">officia</text:span><text:span text:style-name="a1252" text:class-names=""><text:s text:c="1"/></text:span><text:span text:style-name="a1253" text:class-names="">deserunt</text:span><text:span text:style-name="a1254" text:class-names=""><text:s text:c="1"/></text:span><text:span text:style-name="a1255" text:class-names="">mollit</text:span><text:span text:style-name="a1256" text:class-names=""><text:s text:c="1"/></text:span><text:span text:style-name="a1257" text:class-names="">anim</text:span><text:span text:style-name="a1258" text:class-names=""><text:s text:c="1"/>id est<text:s text:c="1"/></text:span><text:span text:style-name="a1259" text:class-names="">laborum</text:span><text:span text:style-name="a1260" text:class-names="">.</text:span><text:span text:style-name="a1261" text:class-names=""/></text:p>
          </draw:text-box>
          <svg:title/>
          <svg:desc/>
        </draw:frame>
      </draw:page>
      <draw:page draw:name="Slide21" draw:style-name="a1264" draw:master-page-name="Master1-Layout1-title-Титульный-слайд" presentation:presentation-page-layout-name="Master1-PPL1" draw:id="Slide-276">
        <draw:frame draw:id="id124" draw:style-name="a1268" draw:name="Заголовок 1" svg:x="0.87451in" svg:y="2.30114in" svg:width="9.66666in" svg:height="1.46867in">
          <draw:text-box>
            <text:p text:style-name="a1267" text:class-names="" text:cond-style-name=""><text:span text:style-name="a1265" text:class-names="">Присоединяйтесь к нам</text:span><text:span text:style-name="a1266" text:class-names=""/></text:p>
          </draw:text-box>
          <svg:title/>
          <svg:desc/>
        </draw:frame>
        <draw:frame draw:id="id125" draw:style-name="a1352" draw:name="TextBox 5" svg:x="1.5208in" svg:y="4.18681in" svg:width="7.98271in" svg:height="2.22148in">
          <draw:text-box>
            <text:p text:style-name="a1351" text:class-names="" text:cond-style-name=""><text:span text:style-name="a1269" text:class-names="">Lorem ipsum dolor sit<text:s text:c="1"/></text:span><text:span text:style-name="a1270" text:class-names="">amet</text:span><text:span text:style-name="a1271" text:class-names="">,<text:s text:c="1"/></text:span><text:span text:style-name="a1272" text:class-names="">consectetur</text:span><text:span text:style-name="a1273" text:class-names=""><text:s text:c="1"/></text:span><text:span text:style-name="a1274" text:class-names="">adipiscing</text:span><text:span text:style-name="a1275" text:class-names=""><text:s text:c="1"/></text:span><text:span text:style-name="a1276" text:class-names="">elit</text:span><text:span text:style-name="a1277" text:class-names="">, sed do<text:s text:c="1"/></text:span><text:span text:style-name="a1278" text:class-names="">eiusmod</text:span><text:span text:style-name="a1279" text:class-names=""><text:s text:c="1"/></text:span><text:span text:style-name="a1280" text:class-names="">tempor</text:span><text:span text:style-name="a1281" text:class-names=""><text:s text:c="1"/></text:span><text:span text:style-name="a1282" text:class-names="">incididunt</text:span><text:span text:style-name="a1283" text:class-names=""><text:s text:c="1"/></text:span><text:span text:style-name="a1284" text:class-names="">ut</text:span><text:span text:style-name="a1285" text:class-names=""><text:s text:c="1"/>labore et dolore magna<text:s text:c="1"/></text:span><text:span text:style-name="a1286" text:class-names="">aliqua</text:span><text:span text:style-name="a1287" text:class-names="">. Ut<text:s text:c="1"/></text:span><text:span text:style-name="a1288" text:class-names="">enim</text:span><text:span text:style-name="a1289" text:class-names=""><text:s text:c="1"/>ad minim<text:s text:c="1"/></text:span><text:span text:style-name="a1290" text:class-names="">veniam</text:span><text:span text:style-name="a1291" text:class-names="">,<text:s text:c="1"/></text:span><text:span text:style-name="a1292" text:class-names="">quis</text:span><text:span text:style-name="a1293" text:class-names=""><text:s text:c="1"/></text:span><text:span text:style-name="a1294" text:class-names="">nostrud</text:span><text:span text:style-name="a1295" text:class-names=""><text:s text:c="1"/>exercitation<text:s text:c="1"/></text:span><text:span text:style-name="a1296" text:class-names="">ullamco</text:span><text:span text:style-name="a1297" text:class-names=""><text:s text:c="1"/></text:span><text:span text:style-name="a1298" text:class-names="">laboris</text:span><text:span text:style-name="a1299" text:class-names=""><text:s text:c="1"/>nisi<text:s text:c="1"/></text:span><text:span text:style-name="a1300" text:class-names="">ut</text:span><text:span text:style-name="a1301" text:class-names=""><text:s text:c="1"/></text:span><text:span text:style-name="a1302" text:class-names="">aliquip</text:span><text:span text:style-name="a1303" text:class-names=""><text:s text:c="1"/>ex<text:s text:c="1"/></text:span><text:span text:style-name="a1304" text:class-names="">ea</text:span><text:span text:style-name="a1305" text:class-names=""><text:s text:c="1"/></text:span><text:span text:style-name="a1306" text:class-names="">commodo</text:span><text:span text:style-name="a1307" text:class-names=""><text:s text:c="1"/></text:span><text:span text:style-name="a1308" text:class-names="">consequat</text:span><text:span text:style-name="a1309" text:class-names="">. Duis<text:s text:c="1"/></text:span><text:span text:style-name="a1310" text:class-names="">aute</text:span><text:span text:style-name="a1311" text:class-names=""><text:s text:c="1"/></text:span><text:span text:style-name="a1312" text:class-names="">irure</text:span><text:span text:style-name="a1313" text:class-names=""><text:s text:c="1"/>dolor in<text:s text:c="1"/></text:span><text:span text:style-name="a1314" text:class-names="">reprehenderit</text:span><text:span text:style-name="a1315" text:class-names=""><text:s text:c="1"/>in<text:s text:c="1"/></text:span><text:span text:style-name="a1316" text:class-names="">voluptate</text:span><text:span text:style-name="a1317" text:class-names=""><text:s text:c="1"/></text:span><text:span text:style-name="a1318" text:class-names="">velit</text:span><text:span text:style-name="a1319" text:class-names=""><text:s text:c="1"/>esse<text:s text:c="1"/></text:span><text:span text:style-name="a1320" text:class-names="">cillum</text:span><text:span text:style-name="a1321" text:class-names=""><text:s text:c="1"/>dolore<text:s text:c="1"/></text:span><text:span text:style-name="a1322" text:class-names="">eu</text:span><text:span text:style-name="a1323" text:class-names=""><text:s text:c="1"/></text:span><text:span text:style-name="a1324" text:class-names="">fugiat</text:span><text:span text:style-name="a1325" text:class-names=""><text:s text:c="1"/></text:span><text:span text:style-name="a1326" text:class-names="">nulla</text:span><text:span text:style-name="a1327" text:class-names=""><text:s text:c="1"/></text:span><text:span text:style-name="a1328" text:class-names="">pariatur</text:span><text:span text:style-name="a1329" text:class-names="">.<text:s text:c="1"/></text:span><text:span text:style-name="a1330" text:class-names="">Excepteur</text:span><text:span text:style-name="a1331" text:class-names=""><text:s text:c="1"/></text:span><text:span text:style-name="a1332" text:class-names="">sint</text:span><text:span text:style-name="a1333" text:class-names=""><text:s text:c="1"/></text:span><text:span text:style-name="a1334" text:class-names="">occaecat</text:span><text:span text:style-name="a1335" text:class-names=""><text:s text:c="1"/></text:span><text:span text:style-name="a1336" text:class-names="">cupidatat</text:span><text:span text:style-name="a1337" text:class-names=""><text:s text:c="1"/>non<text:s text:c="1"/></text:span><text:span text:style-name="a1338" text:class-names="">proident</text:span><text:span text:style-name="a1339" text:class-names="">, sunt in culpa qui<text:s text:c="1"/></text:span><text:span text:style-name="a1340" text:class-names="">officia</text:span><text:span text:style-name="a1341" text:class-names=""><text:s text:c="1"/></text:span><text:span text:style-name="a1342" text:class-names="">deserunt</text:span><text:span text:style-name="a1343" text:class-names=""><text:s text:c="1"/></text:span><text:span text:style-name="a1344" text:class-names="">mollit</text:span><text:span text:style-name="a1345" text:class-names=""><text:s text:c="1"/></text:span><text:span text:style-name="a1346" text:class-names="">anim</text:span><text:span text:style-name="a1347" text:class-names=""><text:s text:c="1"/>id est<text:s text:c="1"/></text:span><text:span text:style-name="a1348" text:class-names="">laborum</text:span><text:span text:style-name="a1349" text:class-names="">.</text:span><text:span text:style-name="a1350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Титульный слайд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Заголовок и объект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Заголовок раздела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Два объекта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Сравнение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Только заголовок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Пустой слайд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Объект с подписью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Рисунок с подписью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Заголовок и вертикальный текст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Вертикальный заголовок и текст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1081" draw:style="linear" draw:angle="0" draw:start-color="#b83421" draw:end-color="#642f37" draw:start-intensity="100%" draw:end-intensity="100%"/>
    <draw:gradient draw:name="a535" draw:style="linear" draw:angle="0" draw:start-color="#c0350f" draw:end-color="#642f37" draw:start-intensity="100%" draw:end-intensity="100%"/>
    <draw:gradient draw:name="a813" draw:style="linear" draw:angle="0" draw:start-color="#642f37" draw:end-color="#b83421" draw:start-intensity="100%" draw:end-intensity="100%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draw:fill="none" draw:stroke="non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draw:fill="none" draw:stroke="non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draw:fill="none" draw:stroke="non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draw:fill="none" draw:stroke="non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">
      <style:graphic-properties draw:fill="none" draw:stroke="non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6">
      <style:graphic-properties draw:fill="none" draw:stroke="non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draw:fill="none" draw:stroke="non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5">
      <style:graphic-properties draw:fill="none" draw:stroke="non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draw:fill="none" draw:stroke="non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draw:fill="none" draw:stroke="non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3">
      <style:graphic-properties draw:fill="none" draw:stroke="non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Заголовок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Текст 2" svg:x="0.55118in" svg:y="1.93465in" svg:width="9.92087in" svg:height="5.456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Образец текста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Второй уровень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Пятый уровень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Дата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Нижний колонтитул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Номер слайда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Образ слайда 1">
          <svg:title/>
          <svg:desc/>
        </draw:page-thumbnail>
        <draw:frame draw:id="id6" presentation:style-name="a33" draw:name="Заметки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Верхний колонтитул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Дата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Нижний колонтитул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Номер слайда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Титульный-слайд" style:page-layout-name="pageLayout1" draw:style-name="a47">
      <draw:frame draw:id="id11" presentation:style-name="a50" draw:name="Заголовок 1" svg:x="1.37847in" svg:y="1.35243in" svg:width="8.26736in" svg:height="2.87847in" presentation:class="title" presentation:placeholder="false">
        <draw:text-box>
          <text:p text:style-name="a49" text:class-names="" text:cond-style-name=""><text:span text:style-name="a48" text:class-names="">Образец заголовка</text:span></text:p>
        </draw:text-box>
        <svg:title/>
        <svg:desc/>
      </draw:frame>
      <draw:frame draw:id="id12" presentation:style-name="a53" draw:name="Подзаголовок 2" svg:x="1.37847in" svg:y="4.34201in" svg:width="8.26736in" svg:height="1.99653in" presentation:class="subtitle" presentation:placeholder="false">
        <draw:text-box>
          <text:p text:style-name="a52" text:class-names="" text:cond-style-name=""><text:span text:style-name="a51" text:class-names="">Образец подзаголовка</text:span></text:p>
        </draw:text-box>
        <svg:title/>
        <svg:desc/>
      </draw:frame>
      <draw:frame draw:id="id13" presentation:style-name="a56" draw:name="Дата 3" svg:x="0.55118in" svg:y="7.53189in" svg:width="2.56811in" svg:height="0.57008in" presentation:class="date-time" presentation:placeholder="false">
        <draw:text-box>
          <text:p text:style-name="a55" text:class-names="" text:cond-style-name=""><text:span text:style-name="a54" text:class-names=""/></text:p>
        </draw:text-box>
        <svg:title/>
        <svg:desc/>
      </draw:frame>
      <draw:frame draw:id="id14" presentation:style-name="a59" draw:name="Нижний колонтитул 4" svg:x="3.77008in" svg:y="7.53189in" svg:width="3.49409in" svg:height="0.57008in" presentation:class="footer" presentation:placeholder="false">
        <draw:text-box>
          <text:p text:style-name="a58" text:class-names="" text:cond-style-name=""><text:span text:style-name="a57" text:class-names=""/></text:p>
        </draw:text-box>
        <svg:title/>
        <svg:desc/>
      </draw:frame>
      <draw:frame draw:id="id15" presentation:style-name="a62" draw:name="Номер слайда 5" svg:x="7.90394in" svg:y="7.53189in" svg:width="2.56811in" svg:height="0.57008in" presentation:class="page-number" presentation:placeholder="false">
        <draw:text-box>
          <text:p text:style-name="a61" text:class-names="" text:cond-style-name=""><text:span text:style-name="a60" text:class-names=""><text:page-number style:num-format="1" text:fixed="false"/></text:span></text:p>
        </draw:text-box>
        <svg:title/>
        <svg:desc/>
      </draw:frame>
      <presentation:notes style:page-layout-name="pageLayout2" draw:style-name="a79">
        <draw:page-thumbnail svg:x="1.21063in" svg:y="0.88858in" svg:width="5.84567in" svg:height="4.38425in" presentation:class="page" draw:id="id5" presentation:style-name="a63" draw:name="Образ слайда 1">
          <svg:title/>
          <svg:desc/>
        </draw:page-thumbnail>
        <draw:frame draw:id="id6" presentation:style-name="a66" draw:name="Заметки 2" svg:x="0.82677in" svg:y="5.55394in" svg:width="6.61378in" svg:height="5.26142in" presentation:class="notes" presentation:placeholder="false">
          <draw:text-box>
            <text:p text:style-name="a65" text:class-names="" text:cond-style-name=""><text:span text:style-name="a64" text:class-names=""/></text:p>
          </draw:text-box>
          <svg:title/>
          <svg:desc/>
        </draw:frame>
        <draw:frame draw:id="id7" presentation:style-name="a69" draw:name="Верхний колонтитул 3" svg:x="0in" svg:y="0in" svg:width="3.5878in" svg:height="0.58425in" presentation:class="header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8" presentation:style-name="a72" draw:name="Дата 4" svg:x="4.67953in" svg:y="0in" svg:width="3.5878in" svg:height="0.58425in" presentation:class="date-time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9" presentation:style-name="a75" draw:name="Нижний колонтитул 5" svg:x="0in" svg:y="11.10827in" svg:width="3.5878in" svg:height="0.58425in" presentation:class="footer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10" presentation:style-name="a78" draw:name="Номер слайда 6" svg:x="4.67953in" svg:y="11.10827in" svg:width="3.5878in" svg:height="0.58425in" presentation:class="page-number" presentation:placeholder="false">
          <draw:text-box>
            <text:p text:style-name="a77" text:class-names="" text:cond-style-name=""><text:span text:style-name="a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Заголовок-и-объект" style:page-layout-name="pageLayout1" draw:style-name="a80">
      <draw:frame draw:id="id16" presentation:style-name="a83" draw:name="Заголовок 1" svg:x="0.55118in" svg:y="0.32953in" svg:width="9.92087in" svg:height="1.38031in" presentation:class="title" presentation:placeholder="false">
        <draw:text-box>
          <text:p text:style-name="a82" text:class-names="" text:cond-style-name=""><text:span text:style-name="a81" text:class-names="">Образец заголовка</text:span></text:p>
        </draw:text-box>
        <svg:title/>
        <svg:desc/>
      </draw:frame>
      <draw:frame draw:id="id17" presentation:style-name="a98" draw:name="Объект 2" svg:x="0.55118in" svg:y="1.93465in" svg:width="9.92087in" svg:height="5.4563in" presentation:class="object" presentation:placeholder="false">
        <draw:text-box>
          <text:p text:style-name="a85" text:class-names="" text:cond-style-name=""><text:span text:style-name="a84" text:class-names="">Образец текста</text:span></text:p>
          <text:list text:style-name="a88">
            <text:list-item>
              <text:list text:style-name="a88">
                <text:list-item>
                  <text:p text:style-name="a87" text:class-names="" text:cond-style-name=""><text:span text:style-name="a86" text:class-names="">Второй уровень</text:span></text:p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p text:style-name="a90" text:class-names="" text:cond-style-name=""><text:span text:style-name="a89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94">
            <text:list-item>
              <text:list text:style-name="a94">
                <text:list-item>
                  <text:list text:style-name="a94">
                    <text:list-item>
                      <text:list text:style-name="a94">
                        <text:list-item>
                          <text:p text:style-name="a93" text:class-names="" text:cond-style-name=""><text:span text:style-name="a92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list text:style-name="a97">
                        <text:list-item>
                          <text:list text:style-name="a97">
                            <text:list-item>
                              <text:p text:style-name="a96" text:class-names="" text:cond-style-name=""><text:span text:style-name="a95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1" draw:name="Дата 3" svg:x="0.55118in" svg:y="7.53189in" svg:width="2.56811in" svg:height="0.57008in" presentation:class="date-time" presentation:placeholder="false">
        <draw:text-box>
          <text:p text:style-name="a100" text:class-names="" text:cond-style-name=""><text:span text:style-name="a99" text:class-names=""/></text:p>
        </draw:text-box>
        <svg:title/>
        <svg:desc/>
      </draw:frame>
      <draw:frame draw:id="id19" presentation:style-name="a104" draw:name="Нижний колонтитул 4" svg:x="3.77008in" svg:y="7.53189in" svg:width="3.49409in" svg:height="0.57008in" presentation:class="footer" presentation:placeholder="false">
        <draw:text-box>
          <text:p text:style-name="a103" text:class-names="" text:cond-style-name=""><text:span text:style-name="a102" text:class-names=""/></text:p>
        </draw:text-box>
        <svg:title/>
        <svg:desc/>
      </draw:frame>
      <draw:frame draw:id="id20" presentation:style-name="a107" draw:name="Номер слайда 5" svg:x="7.90394in" svg:y="7.53189in" svg:width="2.56811in" svg:height="0.57008in" presentation:class="page-number" presentation:placeholder="false">
        <draw:text-box>
          <text:p text:style-name="a106" text:class-names="" text:cond-style-name=""><text:span text:style-name="a105" text:class-names=""><text:page-number style:num-format="1" text:fixed="false"/></text:span></text:p>
        </draw:text-box>
        <svg:title/>
        <svg:desc/>
      </draw:frame>
      <presentation:notes style:page-layout-name="pageLayout2" draw:style-name="a124">
        <draw:page-thumbnail svg:x="1.21063in" svg:y="0.88858in" svg:width="5.84567in" svg:height="4.38425in" presentation:class="page" draw:id="id5" presentation:style-name="a108" draw:name="Образ слайда 1">
          <svg:title/>
          <svg:desc/>
        </draw:page-thumbnail>
        <draw:frame draw:id="id6" presentation:style-name="a111" draw:name="Заметки 2" svg:x="0.82677in" svg:y="5.55394in" svg:width="6.61378in" svg:height="5.26142in" presentation:class="notes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7" presentation:style-name="a114" draw:name="Верхний колонтитул 3" svg:x="0in" svg:y="0in" svg:width="3.5878in" svg:height="0.58425in" presentation:class="header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8" presentation:style-name="a117" draw:name="Дата 4" svg:x="4.67953in" svg:y="0in" svg:width="3.5878in" svg:height="0.58425in" presentation:class="date-time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9" presentation:style-name="a120" draw:name="Нижний колонтитул 5" svg:x="0in" svg:y="11.10827in" svg:width="3.5878in" svg:height="0.58425in" presentation:class="foot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10" presentation:style-name="a123" draw:name="Номер слайда 6" svg:x="4.67953in" svg:y="11.10827in" svg:width="3.5878in" svg:height="0.58425in" presentation:class="page-number" presentation:placeholder="false">
          <draw:text-box>
            <text:p text:style-name="a122" text:class-names="" text:cond-style-name=""><text:span text:style-name="a1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Заголовок-раздела" style:page-layout-name="pageLayout1" draw:style-name="a125">
      <draw:frame draw:id="id21" presentation:style-name="a128" draw:name="Заголовок 1" svg:x="0.75174in" svg:y="2.06076in" svg:width="9.50868in" svg:height="3.43924in" presentation:class="title" presentation:placeholder="false">
        <draw:text-box>
          <text:p text:style-name="a127" text:class-names="" text:cond-style-name=""><text:span text:style-name="a126" text:class-names="">Образец заголовка</text:span></text:p>
        </draw:text-box>
        <svg:title/>
        <svg:desc/>
      </draw:frame>
      <draw:frame draw:id="id22" presentation:style-name="a132" draw:name="Текст 2" svg:x="0.75174in" svg:y="5.53299in" svg:width="9.50868in" svg:height="1.80729in" presentation:class="outline" presentation:placeholder="false">
        <draw:text-box>
          <text:list text:style-name="a131">
            <text:list-item>
              <text:p text:style-name="a130" text:class-names="" text:cond-style-name=""><text:span text:style-name="a129" text:class-names="">Образец текста</text:span></text:p>
            </text:list-item>
          </text:list>
        </draw:text-box>
        <svg:title/>
        <svg:desc/>
      </draw:frame>
      <draw:frame draw:id="id23" presentation:style-name="a135" draw:name="Дата 3" svg:x="0.55118in" svg:y="7.53189in" svg:width="2.56811in" svg:height="0.57008in" presentation:class="date-time" presentation:placeholder="false">
        <draw:text-box>
          <text:p text:style-name="a134" text:class-names="" text:cond-style-name=""><text:span text:style-name="a133" text:class-names=""/></text:p>
        </draw:text-box>
        <svg:title/>
        <svg:desc/>
      </draw:frame>
      <draw:frame draw:id="id24" presentation:style-name="a138" draw:name="Нижний колонтитул 4" svg:x="3.77008in" svg:y="7.53189in" svg:width="3.49409in" svg:height="0.57008in" presentation:class="footer" presentation:placeholder="false">
        <draw:text-box>
          <text:p text:style-name="a137" text:class-names="" text:cond-style-name=""><text:span text:style-name="a136" text:class-names=""/></text:p>
        </draw:text-box>
        <svg:title/>
        <svg:desc/>
      </draw:frame>
      <draw:frame draw:id="id25" presentation:style-name="a141" draw:name="Номер слайда 5" svg:x="7.90394in" svg:y="7.53189in" svg:width="2.56811in" svg:height="0.57008in" presentation:class="page-number" presentation:placeholder="false">
        <draw:text-box>
          <text:p text:style-name="a140" text:class-names="" text:cond-style-name=""><text:span text:style-name="a139" text:class-names=""><text:page-number style:num-format="1" text:fixed="false"/></text:span></text:p>
        </draw:text-box>
        <svg:title/>
        <svg:desc/>
      </draw:frame>
      <presentation:notes style:page-layout-name="pageLayout2" draw:style-name="a158">
        <draw:page-thumbnail svg:x="1.21063in" svg:y="0.88858in" svg:width="5.84567in" svg:height="4.38425in" presentation:class="page" draw:id="id5" presentation:style-name="a142" draw:name="Образ слайда 1">
          <svg:title/>
          <svg:desc/>
        </draw:page-thumbnail>
        <draw:frame draw:id="id6" presentation:style-name="a145" draw:name="Заметки 2" svg:x="0.82677in" svg:y="5.55394in" svg:width="6.61378in" svg:height="5.26142in" presentation:class="notes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7" presentation:style-name="a148" draw:name="Верхний колонтитул 3" svg:x="0in" svg:y="0in" svg:width="3.5878in" svg:height="0.58425in" presentation:class="header" presentation:placeholder="false">
          <draw:text-box>
            <text:p text:style-name="a147" text:class-names="" text:cond-style-name=""><text:span text:style-name="a146" text:class-names=""/></text:p>
          </draw:text-box>
          <svg:title/>
          <svg:desc/>
        </draw:frame>
        <draw:frame draw:id="id8" presentation:style-name="a151" draw:name="Дата 4" svg:x="4.67953in" svg:y="0in" svg:width="3.5878in" svg:height="0.58425in" presentation:class="date-time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9" presentation:style-name="a154" draw:name="Нижний колонтитул 5" svg:x="0in" svg:y="11.10827in" svg:width="3.5878in" svg:height="0.58425in" presentation:class="footer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10" presentation:style-name="a157" draw:name="Номер слайда 6" svg:x="4.67953in" svg:y="11.10827in" svg:width="3.5878in" svg:height="0.58425in" presentation:class="page-number" presentation:placeholder="false">
          <draw:text-box>
            <text:p text:style-name="a156" text:class-names="" text:cond-style-name=""><text:span text:style-name="a1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Два-объекта" style:page-layout-name="pageLayout1" draw:style-name="a159">
      <draw:frame draw:id="id26" presentation:style-name="a162" draw:name="Заголовок 1" svg:x="0.55118in" svg:y="0.32953in" svg:width="9.92087in" svg:height="1.38031in" presentation:class="title" presentation:placeholder="false">
        <draw:text-box>
          <text:p text:style-name="a161" text:class-names="" text:cond-style-name=""><text:span text:style-name="a160" text:class-names="">Образец заголовка</text:span></text:p>
        </draw:text-box>
        <svg:title/>
        <svg:desc/>
      </draw:frame>
      <draw:frame draw:id="id27" presentation:style-name="a177" draw:name="Объект 2" svg:x="0.55035in" svg:y="1.93403in" svg:width="4.87674in" svg:height="5.4566in" presentation:class="object" presentation:placeholder="false">
        <draw:text-box>
          <text:p text:style-name="a164" text:class-names="" text:cond-style-name=""><text:span text:style-name="a163" text:class-names="">Образец текста</text:span></text:p>
          <text:list text:style-name="a167">
            <text:list-item>
              <text:list text:style-name="a167">
                <text:list-item>
                  <text:p text:style-name="a166" text:class-names="" text:cond-style-name=""><text:span text:style-name="a165" text:class-names="">Второй уровень</text:span></text:p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p text:style-name="a169" text:class-names="" text:cond-style-name=""><text:span text:style-name="a168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p text:style-name="a172" text:class-names="" text:cond-style-name=""><text:span text:style-name="a171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list text:style-name="a176">
                        <text:list-item>
                          <text:list text:style-name="a176">
                            <text:list-item>
                              <text:p text:style-name="a175" text:class-names="" text:cond-style-name=""><text:span text:style-name="a174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2" draw:name="Объект 3" svg:x="5.59375in" svg:y="1.93403in" svg:width="4.87847in" svg:height="5.4566in" presentation:class="object" presentation:placeholder="false">
        <draw:text-box>
          <text:p text:style-name="a179" text:class-names="" text:cond-style-name=""><text:span text:style-name="a178" text:class-names="">Образец текста</text:span></text:p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Второй уровень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9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5" draw:name="Дата 4" svg:x="0.55118in" svg:y="7.53189in" svg:width="2.56811in" svg:height="0.57008in" presentation:class="date-time" presentation:placeholder="false">
        <draw:text-box>
          <text:p text:style-name="a194" text:class-names="" text:cond-style-name=""><text:span text:style-name="a193" text:class-names=""/></text:p>
        </draw:text-box>
        <svg:title/>
        <svg:desc/>
      </draw:frame>
      <draw:frame draw:id="id30" presentation:style-name="a198" draw:name="Нижний колонтитул 5" svg:x="3.77008in" svg:y="7.53189in" svg:width="3.49409in" svg:height="0.57008in" presentation:class="footer" presentation:placeholder="false">
        <draw:text-box>
          <text:p text:style-name="a197" text:class-names="" text:cond-style-name=""><text:span text:style-name="a196" text:class-names=""/></text:p>
        </draw:text-box>
        <svg:title/>
        <svg:desc/>
      </draw:frame>
      <draw:frame draw:id="id31" presentation:style-name="a201" draw:name="Номер слайда 6" svg:x="7.90394in" svg:y="7.53189in" svg:width="2.56811in" svg:height="0.57008in" presentation:class="page-number" presentation:placeholder="false">
        <draw:text-box>
          <text:p text:style-name="a200" text:class-names="" text:cond-style-name=""><text:span text:style-name="a199" text:class-names=""><text:page-number style:num-format="1" text:fixed="false"/></text:span></text:p>
        </draw:text-box>
        <svg:title/>
        <svg:desc/>
      </draw:frame>
      <presentation:notes style:page-layout-name="pageLayout2" draw:style-name="a218">
        <draw:page-thumbnail svg:x="1.21063in" svg:y="0.88858in" svg:width="5.84567in" svg:height="4.38425in" presentation:class="page" draw:id="id5" presentation:style-name="a202" draw:name="Образ слайда 1">
          <svg:title/>
          <svg:desc/>
        </draw:page-thumbnail>
        <draw:frame draw:id="id6" presentation:style-name="a205" draw:name="Заметки 2" svg:x="0.82677in" svg:y="5.55394in" svg:width="6.61378in" svg:height="5.26142in" presentation:class="notes" presentation:placeholder="false">
          <draw:text-box>
            <text:p text:style-name="a204" text:class-names="" text:cond-style-name=""><text:span text:style-name="a203" text:class-names=""/></text:p>
          </draw:text-box>
          <svg:title/>
          <svg:desc/>
        </draw:frame>
        <draw:frame draw:id="id7" presentation:style-name="a208" draw:name="Верхний колонтитул 3" svg:x="0in" svg:y="0in" svg:width="3.5878in" svg:height="0.58425in" presentation:class="header" presentation:placeholder="false">
          <draw:text-box>
            <text:p text:style-name="a207" text:class-names="" text:cond-style-name=""><text:span text:style-name="a206" text:class-names=""/></text:p>
          </draw:text-box>
          <svg:title/>
          <svg:desc/>
        </draw:frame>
        <draw:frame draw:id="id8" presentation:style-name="a211" draw:name="Дата 4" svg:x="4.67953in" svg:y="0in" svg:width="3.5878in" svg:height="0.58425in" presentation:class="date-time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9" presentation:style-name="a214" draw:name="Нижний колонтитул 5" svg:x="0in" svg:y="11.10827in" svg:width="3.5878in" svg:height="0.58425in" presentation:class="footer" presentation:placeholder="false">
          <draw:text-box>
            <text:p text:style-name="a213" text:class-names="" text:cond-style-name=""><text:span text:style-name="a212" text:class-names=""/></text:p>
          </draw:text-box>
          <svg:title/>
          <svg:desc/>
        </draw:frame>
        <draw:frame draw:id="id10" presentation:style-name="a217" draw:name="Номер слайда 6" svg:x="4.67953in" svg:y="11.10827in" svg:width="3.5878in" svg:height="0.58425in" presentation:class="page-number" presentation:placeholder="false">
          <draw:text-box>
            <text:p text:style-name="a216" text:class-names="" text:cond-style-name=""><text:span text:style-name="a2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Сравнение" style:page-layout-name="pageLayout1" draw:style-name="a219">
      <draw:frame draw:id="id32" presentation:style-name="a222" draw:name="Заголовок 1" svg:x="0.75868in" svg:y="0.44097in" svg:width="9.50868in" svg:height="1.59722in" presentation:class="title" presentation:placeholder="false">
        <draw:text-box>
          <text:p text:style-name="a221" text:class-names="" text:cond-style-name=""><text:span text:style-name="a220" text:class-names="">Образец заголовка</text:span></text:p>
        </draw:text-box>
        <svg:title/>
        <svg:desc/>
      </draw:frame>
      <draw:frame draw:id="id33" presentation:style-name="a226" draw:name="Текст 2" svg:x="0.75868in" svg:y="2.02604in" svg:width="4.66493in" svg:height="0.99306in" presentation:class="outline" presentation:placeholder="false">
        <draw:text-box>
          <text:list text:style-name="a225">
            <text:list-item>
              <text:p text:style-name="a224" text:class-names="" text:cond-style-name=""><text:span text:style-name="a223" text:class-names="">Образец текста</text:span></text:p>
            </text:list-item>
          </text:list>
        </draw:text-box>
        <svg:title/>
        <svg:desc/>
      </draw:frame>
      <draw:frame draw:id="id34" presentation:style-name="a241" draw:name="Объект 3" svg:x="0.75868in" svg:y="3.0191in" svg:width="4.66493in" svg:height="4.44271in" presentation:class="object" presentation:placeholder="false">
        <draw:text-box>
          <text:p text:style-name="a228" text:class-names="" text:cond-style-name=""><text:span text:style-name="a227" text:class-names="">Образец текста</text:span></text:p>
          <text:list text:style-name="a231">
            <text:list-item>
              <text:list text:style-name="a231">
                <text:list-item>
                  <text:p text:style-name="a230" text:class-names="" text:cond-style-name=""><text:span text:style-name="a229" text:class-names="">Второй уровень</text:span></text:p>
                </text:list-item>
              </text:list>
            </text:list-item>
          </text:list>
          <text:list text:style-name="a234">
            <text:list-item>
              <text:list text:style-name="a234">
                <text:list-item>
                  <text:list text:style-name="a234">
                    <text:list-item>
                      <text:p text:style-name="a233" text:class-names="" text:cond-style-name=""><text:span text:style-name="a232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37">
            <text:list-item>
              <text:list text:style-name="a237">
                <text:list-item>
                  <text:list text:style-name="a237">
                    <text:list-item>
                      <text:list text:style-name="a237">
                        <text:list-item>
                          <text:p text:style-name="a236" text:class-names="" text:cond-style-name=""><text:span text:style-name="a235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list text:style-name="a240">
                        <text:list-item>
                          <text:list text:style-name="a240">
                            <text:list-item>
                              <text:p text:style-name="a239" text:class-names="" text:cond-style-name=""><text:span text:style-name="a238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5" draw:name="Текст 4" svg:x="5.5816in" svg:y="2.02604in" svg:width="4.68576in" svg:height="0.99306in" presentation:class="outline" presentation:placeholder="false">
        <draw:text-box>
          <text:list text:style-name="a244">
            <text:list-item>
              <text:p text:style-name="a243" text:class-names="" text:cond-style-name=""><text:span text:style-name="a242" text:class-names="">Образец текста</text:span></text:p>
            </text:list-item>
          </text:list>
        </draw:text-box>
        <svg:title/>
        <svg:desc/>
      </draw:frame>
      <draw:frame draw:id="id36" presentation:style-name="a260" draw:name="Объект 5" svg:x="5.5816in" svg:y="3.0191in" svg:width="4.68576in" svg:height="4.44271in" presentation:class="object" presentation:placeholder="false">
        <draw:text-box>
          <text:p text:style-name="a247" text:class-names="" text:cond-style-name=""><text:span text:style-name="a246" text:class-names="">Образец текста</text:span></text:p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Второй уровень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list text:style-name="a259">
                            <text:list-item>
                              <text:p text:style-name="a258" text:class-names="" text:cond-style-name=""><text:span text:style-name="a257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3" draw:name="Дата 6" svg:x="0.55118in" svg:y="7.53189in" svg:width="2.56811in" svg:height="0.57008in" presentation:class="date-time" presentation:placeholder="false">
        <draw:text-box>
          <text:p text:style-name="a262" text:class-names="" text:cond-style-name=""><text:span text:style-name="a261" text:class-names=""/></text:p>
        </draw:text-box>
        <svg:title/>
        <svg:desc/>
      </draw:frame>
      <draw:frame draw:id="id38" presentation:style-name="a266" draw:name="Нижний колонтитул 7" svg:x="3.77008in" svg:y="7.53189in" svg:width="3.49409in" svg:height="0.57008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39" presentation:style-name="a269" draw:name="Номер слайда 8" svg:x="7.90394in" svg:y="7.53189in" svg:width="2.56811in" svg:height="0.57008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  <presentation:notes style:page-layout-name="pageLayout2" draw:style-name="a286">
        <draw:page-thumbnail svg:x="1.21063in" svg:y="0.88858in" svg:width="5.84567in" svg:height="4.38425in" presentation:class="page" draw:id="id5" presentation:style-name="a270" draw:name="Образ слайда 1">
          <svg:title/>
          <svg:desc/>
        </draw:page-thumbnail>
        <draw:frame draw:id="id6" presentation:style-name="a273" draw:name="Заметки 2" svg:x="0.82677in" svg:y="5.55394in" svg:width="6.61378in" svg:height="5.26142in" presentation:class="notes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7" presentation:style-name="a276" draw:name="Верхний колонтитул 3" svg:x="0in" svg:y="0in" svg:width="3.5878in" svg:height="0.58425in" presentation:class="header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8" presentation:style-name="a279" draw:name="Дата 4" svg:x="4.67953in" svg:y="0in" svg:width="3.5878in" svg:height="0.58425in" presentation:class="date-time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9" presentation:style-name="a282" draw:name="Нижний колонтитул 5" svg:x="0in" svg:y="11.10827in" svg:width="3.5878in" svg:height="0.58425in" presentation:class="footer" presentation:placeholder="false">
          <draw:text-box>
            <text:p text:style-name="a281" text:class-names="" text:cond-style-name=""><text:span text:style-name="a280" text:class-names=""/></text:p>
          </draw:text-box>
          <svg:title/>
          <svg:desc/>
        </draw:frame>
        <draw:frame draw:id="id10" presentation:style-name="a285" draw:name="Номер слайда 6" svg:x="4.67953in" svg:y="11.10827in" svg:width="3.5878in" svg:height="0.58425in" presentation:class="page-number" presentation:placeholder="false">
          <draw:text-box>
            <text:p text:style-name="a284" text:class-names="" text:cond-style-name=""><text:span text:style-name="a2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Только-заголовок" style:page-layout-name="pageLayout1" draw:style-name="a287">
      <draw:frame draw:id="id40" presentation:style-name="a290" draw:name="Заголовок 1" svg:x="0.55118in" svg:y="0.32953in" svg:width="9.92087in" svg:height="1.38031in" presentation:class="title" presentation:placeholder="false">
        <draw:text-box>
          <text:p text:style-name="a289" text:class-names="" text:cond-style-name=""><text:span text:style-name="a288" text:class-names="">Образец заголовка</text:span></text:p>
        </draw:text-box>
        <svg:title/>
        <svg:desc/>
      </draw:frame>
      <draw:frame draw:id="id41" presentation:style-name="a293" draw:name="Дата 2" svg:x="0.55118in" svg:y="7.53189in" svg:width="2.56811in" svg:height="0.57008in" presentation:class="date-time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42" presentation:style-name="a296" draw:name="Нижний колонтитул 3" svg:x="3.77008in" svg:y="7.53189in" svg:width="3.49409in" svg:height="0.57008in" presentation:class="footer" presentation:placeholder="false">
        <draw:text-box>
          <text:p text:style-name="a295" text:class-names="" text:cond-style-name=""><text:span text:style-name="a294" text:class-names=""/></text:p>
        </draw:text-box>
        <svg:title/>
        <svg:desc/>
      </draw:frame>
      <draw:frame draw:id="id43" presentation:style-name="a299" draw:name="Номер слайда 4" svg:x="7.90394in" svg:y="7.53189in" svg:width="2.56811in" svg:height="0.57008in" presentation:class="page-number" presentation:placeholder="false">
        <draw:text-box>
          <text:p text:style-name="a298" text:class-names="" text:cond-style-name=""><text:span text:style-name="a297" text:class-names=""><text:page-number style:num-format="1" text:fixed="false"/></text:span></text:p>
        </draw:text-box>
        <svg:title/>
        <svg:desc/>
      </draw:frame>
      <presentation:notes style:page-layout-name="pageLayout2" draw:style-name="a316">
        <draw:page-thumbnail svg:x="1.21063in" svg:y="0.88858in" svg:width="5.84567in" svg:height="4.38425in" presentation:class="page" draw:id="id5" presentation:style-name="a300" draw:name="Образ слайда 1">
          <svg:title/>
          <svg:desc/>
        </draw:page-thumbnail>
        <draw:frame draw:id="id6" presentation:style-name="a303" draw:name="Заметки 2" svg:x="0.82677in" svg:y="5.55394in" svg:width="6.61378in" svg:height="5.26142in" presentation:class="notes" presentation:placeholder="false">
          <draw:text-box>
            <text:p text:style-name="a302" text:class-names="" text:cond-style-name=""><text:span text:style-name="a301" text:class-names=""/></text:p>
          </draw:text-box>
          <svg:title/>
          <svg:desc/>
        </draw:frame>
        <draw:frame draw:id="id7" presentation:style-name="a306" draw:name="Верхний колонтитул 3" svg:x="0in" svg:y="0in" svg:width="3.5878in" svg:height="0.58425in" presentation:class="header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frame draw:id="id8" presentation:style-name="a309" draw:name="Дата 4" svg:x="4.67953in" svg:y="0in" svg:width="3.5878in" svg:height="0.58425in" presentation:class="date-time" presentation:placeholder="false">
          <draw:text-box>
            <text:p text:style-name="a308" text:class-names="" text:cond-style-name=""><text:span text:style-name="a307" text:class-names=""/></text:p>
          </draw:text-box>
          <svg:title/>
          <svg:desc/>
        </draw:frame>
        <draw:frame draw:id="id9" presentation:style-name="a312" draw:name="Нижний колонтитул 5" svg:x="0in" svg:y="11.10827in" svg:width="3.5878in" svg:height="0.58425in" presentation:class="footer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10" presentation:style-name="a315" draw:name="Номер слайда 6" svg:x="4.67953in" svg:y="11.10827in" svg:width="3.5878in" svg:height="0.58425in" presentation:class="page-number" presentation:placeholder="false">
          <draw:text-box>
            <text:p text:style-name="a314" text:class-names="" text:cond-style-name=""><text:span text:style-name="a3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Пустой-слайд" style:page-layout-name="pageLayout1" draw:style-name="a317">
      <draw:frame draw:id="id44" presentation:style-name="a320" draw:name="Дата 1" svg:x="0.55118in" svg:y="7.53189in" svg:width="2.56811in" svg:height="0.57008in" presentation:class="date-time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45" presentation:style-name="a323" draw:name="Нижний колонтитул 2" svg:x="3.77008in" svg:y="7.53189in" svg:width="3.49409in" svg:height="0.57008in" presentation:class="footer" presentation:placeholder="false">
        <draw:text-box>
          <text:p text:style-name="a322" text:class-names="" text:cond-style-name=""><text:span text:style-name="a321" text:class-names=""/></text:p>
        </draw:text-box>
        <svg:title/>
        <svg:desc/>
      </draw:frame>
      <draw:frame draw:id="id46" presentation:style-name="a326" draw:name="Номер слайда 3" svg:x="7.90394in" svg:y="7.53189in" svg:width="2.56811in" svg:height="0.57008in" presentation:class="page-number" presentation:placeholder="false">
        <draw:text-box>
          <text:p text:style-name="a325" text:class-names="" text:cond-style-name=""><text:span text:style-name="a324" text:class-names=""><text:page-number style:num-format="1" text:fixed="false"/></text:span></text:p>
        </draw:text-box>
        <svg:title/>
        <svg:desc/>
      </draw:frame>
      <presentation:notes style:page-layout-name="pageLayout2" draw:style-name="a343">
        <draw:page-thumbnail svg:x="1.21063in" svg:y="0.88858in" svg:width="5.84567in" svg:height="4.38425in" presentation:class="page" draw:id="id5" presentation:style-name="a327" draw:name="Образ слайда 1">
          <svg:title/>
          <svg:desc/>
        </draw:page-thumbnail>
        <draw:frame draw:id="id6" presentation:style-name="a330" draw:name="Заметки 2" svg:x="0.82677in" svg:y="5.55394in" svg:width="6.61378in" svg:height="5.26142in" presentation:class="notes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7" presentation:style-name="a333" draw:name="Верхний колонтитул 3" svg:x="0in" svg:y="0in" svg:width="3.5878in" svg:height="0.58425in" presentation:class="header" presentation:placeholder="false">
          <draw:text-box>
            <text:p text:style-name="a332" text:class-names="" text:cond-style-name=""><text:span text:style-name="a331" text:class-names=""/></text:p>
          </draw:text-box>
          <svg:title/>
          <svg:desc/>
        </draw:frame>
        <draw:frame draw:id="id8" presentation:style-name="a336" draw:name="Дата 4" svg:x="4.67953in" svg:y="0in" svg:width="3.5878in" svg:height="0.58425in" presentation:class="date-time" presentation:placeholder="false">
          <draw:text-box>
            <text:p text:style-name="a335" text:class-names="" text:cond-style-name=""><text:span text:style-name="a334" text:class-names=""/></text:p>
          </draw:text-box>
          <svg:title/>
          <svg:desc/>
        </draw:frame>
        <draw:frame draw:id="id9" presentation:style-name="a339" draw:name="Нижний колонтитул 5" svg:x="0in" svg:y="11.10827in" svg:width="3.5878in" svg:height="0.58425in" presentation:class="footer" presentation:placeholder="false">
          <draw:text-box>
            <text:p text:style-name="a338" text:class-names="" text:cond-style-name=""><text:span text:style-name="a337" text:class-names=""/></text:p>
          </draw:text-box>
          <svg:title/>
          <svg:desc/>
        </draw:frame>
        <draw:frame draw:id="id10" presentation:style-name="a342" draw:name="Номер слайда 6" svg:x="4.67953in" svg:y="11.10827in" svg:width="3.5878in" svg:height="0.58425in" presentation:class="page-number" presentation:placeholder="false">
          <draw:text-box>
            <text:p text:style-name="a341" text:class-names="" text:cond-style-name=""><text:span text:style-name="a3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Объект-с-подписью" style:page-layout-name="pageLayout1" draw:style-name="a344">
      <draw:frame draw:id="id47" presentation:style-name="a347" draw:name="Заголовок 1" svg:x="0.75868in" svg:y="0.55035in" svg:width="3.55556in" svg:height="1.93056in" presentation:class="title" presentation:placeholder="false">
        <draw:text-box>
          <text:p text:style-name="a346" text:class-names="" text:cond-style-name=""><text:span text:style-name="a345" text:class-names="">Образец заголовка</text:span></text:p>
        </draw:text-box>
        <svg:title/>
        <svg:desc/>
      </draw:frame>
      <draw:frame draw:id="id48" presentation:style-name="a362" draw:name="Объект 2" svg:x="4.6875in" svg:y="1.19097in" svg:width="5.57986in" svg:height="5.875in" presentation:class="object" presentation:placeholder="false">
        <draw:text-box>
          <text:p text:style-name="a349" text:class-names="" text:cond-style-name=""><text:span text:style-name="a348" text:class-names="">Образец текста</text:span></text:p>
          <text:list text:style-name="a352">
            <text:list-item>
              <text:list text:style-name="a352">
                <text:list-item>
                  <text:p text:style-name="a351" text:class-names="" text:cond-style-name=""><text:span text:style-name="a350" text:class-names="">Второй уровень</text:span></text:p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p text:style-name="a354" text:class-names="" text:cond-style-name=""><text:span text:style-name="a35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list text:style-name="a358">
                        <text:list-item>
                          <text:p text:style-name="a357" text:class-names="" text:cond-style-name=""><text:span text:style-name="a35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list text:style-name="a361">
                            <text:list-item>
                              <text:p text:style-name="a360" text:class-names="" text:cond-style-name=""><text:span text:style-name="a359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6" draw:name="Текст 3" svg:x="0.75868in" svg:y="2.4809in" svg:width="3.55556in" svg:height="4.59375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Образец текста</text:span></text:p>
            </text:list-item>
          </text:list>
        </draw:text-box>
        <svg:title/>
        <svg:desc/>
      </draw:frame>
      <draw:frame draw:id="id50" presentation:style-name="a369" draw:name="Дата 4" svg:x="0.55118in" svg:y="7.53189in" svg:width="2.56811in" svg:height="0.57008in" presentation:class="date-time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51" presentation:style-name="a372" draw:name="Нижний колонтитул 5" svg:x="3.77008in" svg:y="7.53189in" svg:width="3.49409in" svg:height="0.57008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52" presentation:style-name="a375" draw:name="Номер слайда 6" svg:x="7.90394in" svg:y="7.53189in" svg:width="2.56811in" svg:height="0.57008in" presentation:class="page-number" presentation:placeholder="false">
        <draw:text-box>
          <text:p text:style-name="a374" text:class-names="" text:cond-style-name=""><text:span text:style-name="a373" text:class-names=""><text:page-number style:num-format="1" text:fixed="false"/></text:span></text:p>
        </draw:text-box>
        <svg:title/>
        <svg:desc/>
      </draw:frame>
      <presentation:notes style:page-layout-name="pageLayout2" draw:style-name="a392">
        <draw:page-thumbnail svg:x="1.21063in" svg:y="0.88858in" svg:width="5.84567in" svg:height="4.38425in" presentation:class="page" draw:id="id5" presentation:style-name="a376" draw:name="Образ слайда 1">
          <svg:title/>
          <svg:desc/>
        </draw:page-thumbnail>
        <draw:frame draw:id="id6" presentation:style-name="a379" draw:name="Заметки 2" svg:x="0.82677in" svg:y="5.55394in" svg:width="6.61378in" svg:height="5.26142in" presentation:class="notes" presentation:placeholder="false">
          <draw:text-box>
            <text:p text:style-name="a378" text:class-names="" text:cond-style-name=""><text:span text:style-name="a377" text:class-names=""/></text:p>
          </draw:text-box>
          <svg:title/>
          <svg:desc/>
        </draw:frame>
        <draw:frame draw:id="id7" presentation:style-name="a382" draw:name="Верхний колонтитул 3" svg:x="0in" svg:y="0in" svg:width="3.5878in" svg:height="0.58425in" presentation:class="header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8" presentation:style-name="a385" draw:name="Дата 4" svg:x="4.67953in" svg:y="0in" svg:width="3.5878in" svg:height="0.58425in" presentation:class="date-time" presentation:placeholder="false">
          <draw:text-box>
            <text:p text:style-name="a384" text:class-names="" text:cond-style-name=""><text:span text:style-name="a383" text:class-names=""/></text:p>
          </draw:text-box>
          <svg:title/>
          <svg:desc/>
        </draw:frame>
        <draw:frame draw:id="id9" presentation:style-name="a388" draw:name="Нижний колонтитул 5" svg:x="0in" svg:y="11.10827in" svg:width="3.5878in" svg:height="0.58425in" presentation:class="footer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10" presentation:style-name="a391" draw:name="Номер слайда 6" svg:x="4.67953in" svg:y="11.10827in" svg:width="3.5878in" svg:height="0.58425in" presentation:class="page-number" presentation:placeholder="false">
          <draw:text-box>
            <text:p text:style-name="a390" text:class-names="" text:cond-style-name=""><text:span text:style-name="a3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Рисунок-с-подписью" style:page-layout-name="pageLayout1" draw:style-name="a393">
      <draw:frame draw:id="id53" presentation:style-name="a396" draw:name="Заголовок 1" svg:x="0.75868in" svg:y="0.55035in" svg:width="3.55556in" svg:height="1.93056in" presentation:class="title" presentation:placeholder="false">
        <draw:text-box>
          <text:p text:style-name="a395" text:class-names="" text:cond-style-name=""><text:span text:style-name="a394" text:class-names="">Образец заголовка</text:span></text:p>
        </draw:text-box>
        <svg:title/>
        <svg:desc/>
      </draw:frame>
      <draw:frame draw:id="id54" presentation:style-name="a399" draw:name="Рисунок 2" svg:x="4.6875in" svg:y="1.19097in" svg:width="5.57986in" svg:height="5.875in" presentation:class="graphic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55" presentation:style-name="a403" draw:name="Текст 3" svg:x="0.75868in" svg:y="2.4809in" svg:width="3.55556in" svg:height="4.59375in" presentation:class="outline" presentation:placeholder="false">
        <draw:text-box>
          <text:list text:style-name="a402">
            <text:list-item>
              <text:p text:style-name="a401" text:class-names="" text:cond-style-name=""><text:span text:style-name="a400" text:class-names="">Образец текста</text:span></text:p>
            </text:list-item>
          </text:list>
        </draw:text-box>
        <svg:title/>
        <svg:desc/>
      </draw:frame>
      <draw:frame draw:id="id56" presentation:style-name="a406" draw:name="Дата 4" svg:x="0.55118in" svg:y="7.53189in" svg:width="2.56811in" svg:height="0.57008in" presentation:class="date-time" presentation:placeholder="false">
        <draw:text-box>
          <text:p text:style-name="a405" text:class-names="" text:cond-style-name=""><text:span text:style-name="a404" text:class-names=""/></text:p>
        </draw:text-box>
        <svg:title/>
        <svg:desc/>
      </draw:frame>
      <draw:frame draw:id="id57" presentation:style-name="a409" draw:name="Нижний колонтитул 5" svg:x="3.77008in" svg:y="7.53189in" svg:width="3.49409in" svg:height="0.57008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58" presentation:style-name="a412" draw:name="Номер слайда 6" svg:x="7.90394in" svg:y="7.53189in" svg:width="2.56811in" svg:height="0.57008in" presentation:class="page-number" presentation:placeholder="false">
        <draw:text-box>
          <text:p text:style-name="a411" text:class-names="" text:cond-style-name=""><text:span text:style-name="a410" text:class-names=""><text:page-number style:num-format="1" text:fixed="false"/></text:span></text:p>
        </draw:text-box>
        <svg:title/>
        <svg:desc/>
      </draw:frame>
      <presentation:notes style:page-layout-name="pageLayout2" draw:style-name="a429">
        <draw:page-thumbnail svg:x="1.21063in" svg:y="0.88858in" svg:width="5.84567in" svg:height="4.38425in" presentation:class="page" draw:id="id5" presentation:style-name="a413" draw:name="Образ слайда 1">
          <svg:title/>
          <svg:desc/>
        </draw:page-thumbnail>
        <draw:frame draw:id="id6" presentation:style-name="a416" draw:name="Заметки 2" svg:x="0.82677in" svg:y="5.55394in" svg:width="6.61378in" svg:height="5.26142in" presentation:class="notes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7" presentation:style-name="a419" draw:name="Верхний колонтитул 3" svg:x="0in" svg:y="0in" svg:width="3.5878in" svg:height="0.58425in" presentation:class="head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8" presentation:style-name="a422" draw:name="Дата 4" svg:x="4.67953in" svg:y="0in" svg:width="3.5878in" svg:height="0.58425in" presentation:class="date-time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9" presentation:style-name="a425" draw:name="Нижний колонтитул 5" svg:x="0in" svg:y="11.10827in" svg:width="3.5878in" svg:height="0.58425in" presentation:class="footer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10" presentation:style-name="a428" draw:name="Номер слайда 6" svg:x="4.67953in" svg:y="11.10827in" svg:width="3.5878in" svg:height="0.58425in" presentation:class="page-number" presentation:placeholder="false">
          <draw:text-box>
            <text:p text:style-name="a427" text:class-names="" text:cond-style-name=""><text:span text:style-name="a4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Заголовок-и-вертикальный-текст" style:page-layout-name="pageLayout1" draw:style-name="a430">
      <draw:frame draw:id="id59" presentation:style-name="a433" draw:name="Заголовок 1" svg:x="0.55118in" svg:y="0.32953in" svg:width="9.92087in" svg:height="1.38031in" presentation:class="title" presentation:placeholder="false">
        <draw:text-box>
          <text:p text:style-name="a432" text:class-names="" text:cond-style-name=""><text:span text:style-name="a431" text:class-names="">Образец заголовка</text:span></text:p>
        </draw:text-box>
        <svg:title/>
        <svg:desc/>
      </draw:frame>
      <draw:frame draw:id="id60" presentation:style-name="a449" draw:name="Вертикальный текст 2" svg:x="0.55118in" svg:y="1.93465in" svg:width="9.92087in" svg:height="5.4563in" presentation:class="outline" presentation:placeholder="false">
        <draw:text-box>
          <text:list text:style-name="a436">
            <text:list-item>
              <text:p text:style-name="a435" text:class-names="" text:cond-style-name=""><text:span text:style-name="a434" text:class-names="">Образец текста</text:span></text:p>
            </text:list-item>
          </text:list>
          <text:list text:style-name="a439">
            <text:list-item>
              <text:list text:style-name="a439">
                <text:list-item>
                  <text:p text:style-name="a438" text:class-names="" text:cond-style-name=""><text:span text:style-name="a437" text:class-names="">Второй уровень</text:span></text:p>
                </text:list-item>
              </text:list>
            </text:list-item>
          </text:list>
          <text:list text:style-name="a442">
            <text:list-item>
              <text:list text:style-name="a442">
                <text:list-item>
                  <text:list text:style-name="a442">
                    <text:list-item>
                      <text:p text:style-name="a441" text:class-names="" text:cond-style-name=""><text:span text:style-name="a44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445">
            <text:list-item>
              <text:list text:style-name="a445">
                <text:list-item>
                  <text:list text:style-name="a445">
                    <text:list-item>
                      <text:list text:style-name="a445">
                        <text:list-item>
                          <text:p text:style-name="a444" text:class-names="" text:cond-style-name=""><text:span text:style-name="a44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8">
            <text:list-item>
              <text:list text:style-name="a448">
                <text:list-item>
                  <text:list text:style-name="a448">
                    <text:list-item>
                      <text:list text:style-name="a448">
                        <text:list-item>
                          <text:list text:style-name="a448">
                            <text:list-item>
                              <text:p text:style-name="a447" text:class-names="" text:cond-style-name=""><text:span text:style-name="a446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2" draw:name="Дата 3" svg:x="0.55118in" svg:y="7.53189in" svg:width="2.56811in" svg:height="0.57008in" presentation:class="date-time" presentation:placeholder="false">
        <draw:text-box>
          <text:p text:style-name="a451" text:class-names="" text:cond-style-name=""><text:span text:style-name="a450" text:class-names=""/></text:p>
        </draw:text-box>
        <svg:title/>
        <svg:desc/>
      </draw:frame>
      <draw:frame draw:id="id62" presentation:style-name="a455" draw:name="Нижний колонтитул 4" svg:x="3.77008in" svg:y="7.53189in" svg:width="3.49409in" svg:height="0.57008in" presentation:class="footer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63" presentation:style-name="a458" draw:name="Номер слайда 5" svg:x="7.90394in" svg:y="7.53189in" svg:width="2.56811in" svg:height="0.57008in" presentation:class="page-number" presentation:placeholder="false">
        <draw:text-box>
          <text:p text:style-name="a457" text:class-names="" text:cond-style-name=""><text:span text:style-name="a456" text:class-names=""><text:page-number style:num-format="1" text:fixed="false"/></text:span></text:p>
        </draw:text-box>
        <svg:title/>
        <svg:desc/>
      </draw:frame>
      <presentation:notes style:page-layout-name="pageLayout2" draw:style-name="a475">
        <draw:page-thumbnail svg:x="1.21063in" svg:y="0.88858in" svg:width="5.84567in" svg:height="4.38425in" presentation:class="page" draw:id="id5" presentation:style-name="a459" draw:name="Образ слайда 1">
          <svg:title/>
          <svg:desc/>
        </draw:page-thumbnail>
        <draw:frame draw:id="id6" presentation:style-name="a462" draw:name="Заметки 2" svg:x="0.82677in" svg:y="5.55394in" svg:width="6.61378in" svg:height="5.26142in" presentation:class="notes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7" presentation:style-name="a465" draw:name="Верхний колонтитул 3" svg:x="0in" svg:y="0in" svg:width="3.5878in" svg:height="0.58425in" presentation:class="head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8" presentation:style-name="a468" draw:name="Дата 4" svg:x="4.67953in" svg:y="0in" svg:width="3.5878in" svg:height="0.58425in" presentation:class="date-time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frame draw:id="id9" presentation:style-name="a471" draw:name="Нижний колонтитул 5" svg:x="0in" svg:y="11.10827in" svg:width="3.5878in" svg:height="0.58425in" presentation:class="footer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10" presentation:style-name="a474" draw:name="Номер слайда 6" svg:x="4.67953in" svg:y="11.10827in" svg:width="3.5878in" svg:height="0.58425in" presentation:class="page-number" presentation:placeholder="false">
          <draw:text-box>
            <text:p text:style-name="a473" text:class-names="" text:cond-style-name=""><text:span text:style-name="a4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Вертикальный-заголовок-и-текст" style:page-layout-name="pageLayout1" draw:style-name="a476">
      <draw:frame draw:id="id64" presentation:style-name="a479" draw:name="Вертикальный заголовок 1" svg:x="7.99306in" svg:y="0.32986in" svg:width="2.47917in" svg:height="7.06076in" presentation:class="title" presentation:placeholder="false">
        <draw:text-box>
          <text:p text:style-name="a478" text:class-names="" text:cond-style-name=""><text:span text:style-name="a477" text:class-names="">Образец заголовка</text:span></text:p>
        </draw:text-box>
        <svg:title/>
        <svg:desc/>
      </draw:frame>
      <draw:frame draw:id="id65" presentation:style-name="a495" draw:name="Вертикальный текст 2" svg:x="0.55035in" svg:y="0.32986in" svg:width="7.27604in" svg:height="7.06076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Образец текста</text:span></text:p>
            </text:list-item>
          </text:list>
          <text:list text:style-name="a485">
            <text:list-item>
              <text:list text:style-name="a485">
                <text:list-item>
                  <text:p text:style-name="a484" text:class-names="" text:cond-style-name=""><text:span text:style-name="a483" text:class-names="">Второй уровень</text:span></text:p>
                </text:list-item>
              </text:list>
            </text:list-item>
          </text:list>
          <text:list text:style-name="a488">
            <text:list-item>
              <text:list text:style-name="a488">
                <text:list-item>
                  <text:list text:style-name="a488">
                    <text:list-item>
                      <text:p text:style-name="a487" text:class-names="" text:cond-style-name=""><text:span text:style-name="a486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491">
            <text:list-item>
              <text:list text:style-name="a491">
                <text:list-item>
                  <text:list text:style-name="a491">
                    <text:list-item>
                      <text:list text:style-name="a491">
                        <text:list-item>
                          <text:p text:style-name="a490" text:class-names="" text:cond-style-name=""><text:span text:style-name="a489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4">
            <text:list-item>
              <text:list text:style-name="a494">
                <text:list-item>
                  <text:list text:style-name="a494">
                    <text:list-item>
                      <text:list text:style-name="a494">
                        <text:list-item>
                          <text:list text:style-name="a494">
                            <text:list-item>
                              <text:p text:style-name="a493" text:class-names="" text:cond-style-name=""><text:span text:style-name="a492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8" draw:name="Дата 3" svg:x="0.55118in" svg:y="7.53189in" svg:width="2.56811in" svg:height="0.57008in" presentation:class="date-time" presentation:placeholder="false">
        <draw:text-box>
          <text:p text:style-name="a497" text:class-names="" text:cond-style-name=""><text:span text:style-name="a496" text:class-names=""/></text:p>
        </draw:text-box>
        <svg:title/>
        <svg:desc/>
      </draw:frame>
      <draw:frame draw:id="id67" presentation:style-name="a501" draw:name="Нижний колонтитул 4" svg:x="3.77008in" svg:y="7.53189in" svg:width="3.49409in" svg:height="0.57008in" presentation:class="footer" presentation:placeholder="false">
        <draw:text-box>
          <text:p text:style-name="a500" text:class-names="" text:cond-style-name=""><text:span text:style-name="a499" text:class-names=""/></text:p>
        </draw:text-box>
        <svg:title/>
        <svg:desc/>
      </draw:frame>
      <draw:frame draw:id="id68" presentation:style-name="a504" draw:name="Номер слайда 5" svg:x="7.90394in" svg:y="7.53189in" svg:width="2.56811in" svg:height="0.57008in" presentation:class="page-number" presentation:placeholder="false">
        <draw:text-box>
          <text:p text:style-name="a503" text:class-names="" text:cond-style-name=""><text:span text:style-name="a502" text:class-names=""><text:page-number style:num-format="1" text:fixed="false"/></text:span></text:p>
        </draw:text-box>
        <svg:title/>
        <svg:desc/>
      </draw:frame>
      <presentation:notes style:page-layout-name="pageLayout2" draw:style-name="a521">
        <draw:page-thumbnail svg:x="1.21063in" svg:y="0.88858in" svg:width="5.84567in" svg:height="4.38425in" presentation:class="page" draw:id="id5" presentation:style-name="a505" draw:name="Образ слайда 1">
          <svg:title/>
          <svg:desc/>
        </draw:page-thumbnail>
        <draw:frame draw:id="id6" presentation:style-name="a508" draw:name="Заметки 2" svg:x="0.82677in" svg:y="5.55394in" svg:width="6.61378in" svg:height="5.26142in" presentation:class="notes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7" presentation:style-name="a511" draw:name="Верхний колонтитул 3" svg:x="0in" svg:y="0in" svg:width="3.5878in" svg:height="0.58425in" presentation:class="header" presentation:placeholder="false">
          <draw:text-box>
            <text:p text:style-name="a510" text:class-names="" text:cond-style-name=""><text:span text:style-name="a509" text:class-names=""/></text:p>
          </draw:text-box>
          <svg:title/>
          <svg:desc/>
        </draw:frame>
        <draw:frame draw:id="id8" presentation:style-name="a514" draw:name="Дата 4" svg:x="4.67953in" svg:y="0in" svg:width="3.5878in" svg:height="0.58425in" presentation:class="date-time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9" presentation:style-name="a517" draw:name="Нижний колонтитул 5" svg:x="0in" svg:y="11.10827in" svg:width="3.5878in" svg:height="0.58425in" presentation:class="footer" presentation:placeholder="false">
          <draw:text-box>
            <text:p text:style-name="a516" text:class-names="" text:cond-style-name=""><text:span text:style-name="a515" text:class-names=""/></text:p>
          </draw:text-box>
          <svg:title/>
          <svg:desc/>
        </draw:frame>
        <draw:frame draw:id="id10" presentation:style-name="a520" draw:name="Номер слайда 6" svg:x="4.67953in" svg:y="11.10827in" svg:width="3.5878in" svg:height="0.58425in" presentation:class="page-number" presentation:placeholder="false">
          <draw:text-box>
            <text:p text:style-name="a519" text:class-names="" text:cond-style-name=""><text:span text:style-name="a51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2">
      <draw:frame draw:id="id69" presentation:style-name="a525" draw:name="Верхний колонтитул 1" svg:x="0in" svg:y="0in" svg:width="3.5878in" svg:height="0.58425in" presentation:class="header" presentation:placeholder="false">
        <draw:text-box>
          <text:p text:style-name="a524" text:class-names="" text:cond-style-name=""><text:span text:style-name="a523" text:class-names=""/></text:p>
        </draw:text-box>
        <svg:title/>
        <svg:desc/>
      </draw:frame>
      <draw:frame draw:id="id70" presentation:style-name="a528" draw:name="Дата 2" svg:x="4.67953in" svg:y="0in" svg:width="3.5878in" svg:height="0.58425in" presentation:class="date-time" presentation:placeholder="false">
        <draw:text-box>
          <text:p text:style-name="a527" text:class-names="" text:cond-style-name=""><text:span text:style-name="a526" text:class-names=""/></text:p>
        </draw:text-box>
        <svg:title/>
        <svg:desc/>
      </draw:frame>
      <draw:frame draw:id="id71" presentation:style-name="a531" draw:name="Нижний колонтитул 3" svg:x="0in" svg:y="11.10827in" svg:width="3.5878in" svg:height="0.58425in" presentation:class="footer" presentation:placeholder="false">
        <draw:text-box>
          <text:p text:style-name="a530" text:class-names="" text:cond-style-name=""><text:span text:style-name="a529" text:class-names=""/></text:p>
        </draw:text-box>
        <svg:title/>
        <svg:desc/>
      </draw:frame>
      <draw:frame draw:id="id72" presentation:style-name="a534" draw:name="Номер слайда 4" svg:x="4.67953in" svg:y="11.10827in" svg:width="3.5878in" svg:height="0.58425in" presentation:class="page-number" presentation:placeholder="false">
        <draw:text-box>
          <text:p text:style-name="a533" text:class-names="" text:cond-style-name=""><text:span text:style-name="a53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creator>Светлана Сапунова</dc:creator>
    <meta:creation-date>2009-04-16T11:32:32Z</meta:creation-date>
    <dc:date>2026-03-22T20:15:01Z</dc:date>
    <meta:editing-cycles>11</meta:editing-cycles>
    <meta:editing-duration>PT7090S</meta:editing-duration>
    <meta:document-statistic meta:paragraph-count="31" meta:word-count="628"/>
  </office:meta>
</office:document-meta>
</file>